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0.381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7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8" style:family="table-cell" style:parent-style-name="Default">
      <style:table-cell-properties style:vertical-align="middle"/>
      <style:text-properties fo:color="#008000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9" style:family="table-cell" style:parent-style-name="Default">
      <style:table-cell-properties style:vertical-align="middle"/>
      <style:text-properties fo:color="#4169e1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" style:family="table-cell" style:parent-style-name="Default">
      <style:table-cell-properties style:vertical-align="middle"/>
      <style:text-properties fo:font-size="10.5pt" style:font-name-asian="メイリオ" style:font-size-asian="10.5pt" style:font-size-complex="10.5pt"/>
    </style:style>
    <style:style style:name="ce4" style:family="table-cell" style:parent-style-name="Default" style:data-style-name="N84">
      <style:table-cell-properties style:vertical-align="middle"/>
      <style:text-properties fo:font-size="10.5pt" style:font-name-asian="メイリオ" style:font-size-asian="10.5pt" style:font-size-complex="10.5pt"/>
    </style:style>
    <style:style style:name="ce2" style:family="table-cell" style:parent-style-name="Default">
      <style:table-cell-properties style:vertical-align="middle"/>
      <style:text-properties fo:color="#006400" fo:font-size="10.5pt" fo:font-weight="bold" style:font-name-asian="メイリオ" style:font-size-asian="10.5pt" style:font-weight-asian="bold" style:font-size-complex="10.5pt" style:font-weight-complex="bold"/>
    </style:style>
    <style:style style:name="ce14" style:family="table-cell" style:parent-style-name="Default" style:data-style-name="N100">
      <style:text-properties style:font-name="メイリオ"/>
    </style:style>
    <style:style style:name="ce15" style:family="table-cell" style:parent-style-name="Default">
      <style:text-properties style:font-name="メイリオ"/>
    </style:style>
    <style:style style:name="ce16" style:family="table-cell" style:parent-style-name="Default">
      <style:table-cell-properties style:vertical-align="middle"/>
      <style:text-properties style:font-name="メイリオ" style:font-name-asian="メイリオ"/>
    </style:style>
  </office:automatic-styles>
  <office:body>
    <office:spreadsheet>
      <table:calculation-settings table:automatic-find-labels="false" table:use-regular-expressions="false" table:use-wildcards="true"/>
      <table:table table:name="利用者台帳・member" table:style-name="ta1">
        <table:table-column table:style-name="co1" table:default-cell-style-name="ce7"/>
        <table:table-column table:style-name="co2" table:default-cell-style-name="ce7"/>
        <table:table-column table:style-name="co1" table:number-columns-repeated="7" table:default-cell-style-name="ce7"/>
        <table:table-column table:style-name="co3" table:number-columns-repeated="8" table:default-cell-style-name="ce7"/>
        <table:table-column table:style-name="co1" table:number-columns-repeated="1007" table:default-cell-style-name="ce7"/>
        <table:table-row table:style-name="ro1">
          <table:table-cell office:value-type="string" calcext:value-type="string">
            <text:p>INSERT INTO member VALUES (@id, ‘@card’, ‘@name’, ‘@zipcode’, ‘@address’, ‘@phone’, ‘@emaill’, ‘@birthday’, <text:s/>@priviledge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利用者ID</text:p>
          </table:table-cell>
          <table:table-cell office:value-type="string" calcext:value-type="string">
            <text:p>カード番号</text:p>
          </table:table-cell>
          <table:table-cell office:value-type="string" calcext:value-type="string">
            <text:p>氏名</text:p>
          </table:table-cell>
          <table:table-cell office:value-type="string" calcext:value-type="string">
            <text:p>郵便番号</text:p>
          </table:table-cell>
          <table:table-cell office:value-type="string" calcext:value-type="string">
            <text:p>住所</text:p>
          </table:table-cell>
          <table:table-cell office:value-type="string" calcext:value-type="string">
            <text:p>電話番号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生年月日</text:p>
          </table:table-cell>
          <table:table-cell office:value-type="string" calcext:value-type="string">
            <text:p>権限</text:p>
          </table:table-cell>
          <table:table-cell office:value-type="string" calcext:value-type="string">
            <text:p>申請日</text:p>
          </table:table-cell>
          <table:table-cell office:value-type="string" calcext:value-type="string">
            <text:p>更新日</text:p>
          </table:table-cell>
          <table:table-cell office:value-type="string" calcext:value-type="string">
            <text:p>解除日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card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zipcode</text:p>
          </table:table-cell>
          <table:table-cell office:value-type="string" calcext:value-type="string">
            <text:p>@address</text:p>
          </table:table-cell>
          <table:table-cell office:value-type="string" calcext:value-type="string">
            <text:p>@phone</text:p>
          </table:table-cell>
          <table:table-cell office:value-type="string" calcext:value-type="string">
            <text:p>@email</text:p>
          </table:table-cell>
          <table:table-cell office:value-type="string" calcext:value-type="string">
            <text:p>@birthday</text:p>
          </table:table-cell>
          <table:table-cell office:value-type="string" calcext:value-type="string">
            <text:p>@priviledge</text:p>
          </table:table-cell>
          <table:table-cell office:value-type="string" calcext:value-type="string">
            <text:p>@signup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withdrawal_at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56692</text:p>
          </table:table-cell>
          <table:table-cell office:value-type="string" calcext:value-type="string">
            <text:p>梅田 俊章</text:p>
          </table:table-cell>
          <table:table-cell office:value-type="string" calcext:value-type="string">
            <text:p>232-0016</text:p>
          </table:table-cell>
          <table:table-cell office:value-type="string" calcext:value-type="string">
            <text:p>神奈川県横浜市南区宮元町2-16-18</text:p>
          </table:table-cell>
          <table:table-cell office:value-type="string" calcext:value-type="string">
            <text:p>080-4293-2703</text:p>
          </table:table-cell>
          <table:table-cell office:value-type="string" calcext:value-type="string">
            <text:p>mizuho2311@mhwuymgwsr.rp.rq</text:p>
          </table:table-cell>
          <table:table-cell office:value-type="string" calcext:value-type="string">
            <text:p>1985-07-05</text:p>
          </table:table-cell>
          <table:table-cell office:value-type="float" office:value="0" calcext:value-type="float">
            <text:p>0</text:p>
          </table:table-cell>
          <table:table-cell table:formula="of:=SUBSTITUTE([.$A$1];[.A$3];[.A4])" office:value-type="string" office:string-value="INSERT INTO member VALUES (1, ‘@card’, ‘@name’, ‘@zipcode’, ‘@address’, ‘@phone’, ‘@emaill’, ‘@birthday’,  @priviledge, CURRENT_TIMESTAMP, CURRENT_TIMESTAMP);" calcext:value-type="string">
            <text:p>INSERT INTO member VALUES (1, ‘@card’, ‘@name’, ‘@zipcode’, ‘@address’, ‘@phone’, ‘@emaill’, ‘@birthday’, <text:s/>@priviledge, CURRENT_TIMESTAMP, CURRENT_TIMESTAMP);</text:p>
          </table:table-cell>
          <table:table-cell table:formula="of:=SUBSTITUTE([.J4];[.B$3];[.B4])" office:value-type="string" office:string-value="INSERT INTO member VALUES (1, ‘12056692’, ‘@name’, ‘@zipcode’, ‘@address’, ‘@phone’, ‘@emaill’, ‘@birthday’,  @priviledge, CURRENT_TIMESTAMP, CURRENT_TIMESTAMP);" calcext:value-type="string">
            <text:p>INSERT INTO member VALUES (1, ‘12056692’, ‘@name’, ‘@zipcode’, ‘@address’, ‘@phone’, ‘@emaill’, ‘@birthday’, <text:s/>@priviledge, CURRENT_TIMESTAMP, CURRENT_TIMESTAMP);</text:p>
          </table:table-cell>
          <table:table-cell table:formula="of:=SUBSTITUTE([.K4];[.C$3];[.C4])" office:value-type="string" office:string-value="INSERT INTO member VALUES (1, ‘12056692’, ‘梅田 俊章’, ‘@zipcode’, ‘@address’, ‘@phone’, ‘@emaill’, ‘@birthday’,  @priviledge, CURRENT_TIMESTAMP, CURRENT_TIMESTAMP);" calcext:value-type="string">
            <text:p>INSERT INTO member VALUES (1, ‘12056692’, ‘梅田 俊章’, ‘@zipcode’, ‘@address’, ‘@phone’, ‘@emaill’, ‘@birthday’, <text:s/>@priviledge, CURRENT_TIMESTAMP, CURRENT_TIMESTAMP);</text:p>
          </table:table-cell>
          <table:table-cell table:formula="of:=SUBSTITUTE([.L4];[.D$3];[.D4])" office:value-type="string" office:string-value="INSERT INTO member VALUES (1, ‘12056692’, ‘梅田 俊章’, ‘232-0016’, ‘@address’, ‘@phone’, ‘@emaill’, ‘@birthday’,  @priviledge, CURRENT_TIMESTAMP, CURRENT_TIMESTAMP);" calcext:value-type="string">
            <text:p>INSERT INTO member VALUES (1, ‘12056692’, ‘梅田 俊章’, ‘232-0016’, ‘@address’, ‘@phone’, ‘@emaill’, ‘@birthday’, <text:s/>@priviledge, CURRENT_TIMESTAMP, CURRENT_TIMESTAMP);</text:p>
          </table:table-cell>
          <table:table-cell table:formula="of:=SUBSTITUTE([.M4];[.E$3];[.E4])" office:value-type="string" office:string-value="INSERT INTO member VALUES (1, ‘12056692’, ‘梅田 俊章’, ‘232-0016’, ‘神奈川県横浜市南区宮元町2-16-18’, ‘@phone’, ‘@emaill’, ‘@birthday’,  @priviledge, CURRENT_TIMESTAMP, CURRENT_TIMESTAMP);" calcext:value-type="string">
            <text:p>INSERT INTO member VALUES (1, ‘12056692’, ‘梅田 俊章’, ‘232-0016’, ‘神奈川県横浜市南区宮元町2-16-18’, ‘@phone’, ‘@emaill’, ‘@birthday’, <text:s/>@priviledge, CURRENT_TIMESTAMP, CURRENT_TIMESTAMP);</text:p>
          </table:table-cell>
          <table:table-cell table:formula="of:=SUBSTITUTE([.N4];[.F$3];[.F4])" office:value-type="string" office:string-value="INSERT INTO member VALUES (1, ‘12056692’, ‘梅田 俊章’, ‘232-0016’, ‘神奈川県横浜市南区宮元町2-16-18’, ‘080-4293-2703’, ‘@emaill’, ‘@birthday’,  @priviledge, CURRENT_TIMESTAMP, CURRENT_TIMESTAMP);" calcext:value-type="string">
            <text:p>INSERT INTO member VALUES (1, ‘12056692’, ‘梅田 俊章’, ‘232-0016’, ‘神奈川県横浜市南区宮元町2-16-18’, ‘080-4293-2703’, ‘@emaill’, ‘@birthday’, <text:s/>@priviledge, CURRENT_TIMESTAMP, CURRENT_TIMESTAMP);</text:p>
          </table:table-cell>
          <table:table-cell table:formula="of:=SUBSTITUTE([.O4];[.G$3];[.G4])" office:value-type="string" office:string-value="INSERT INTO member VALUES (1, ‘12056692’, ‘梅田 俊章’, ‘232-0016’, ‘神奈川県横浜市南区宮元町2-16-18’, ‘080-4293-2703’, ‘mizuho2311@mhwuymgwsr.rp.rql’, ‘@birthday’,  @priviledge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@birthday’, <text:s/>@priviledge, CURRENT_TIMESTAMP, CURRENT_TIMESTAMP);</text:p>
          </table:table-cell>
          <table:table-cell table:formula="of:=SUBSTITUTE([.P4];[.H$3];[.H4])" office:value-type="string" office:string-value="INSERT INTO member VALUES (1, ‘12056692’, ‘梅田 俊章’, ‘232-0016’, ‘神奈川県横浜市南区宮元町2-16-18’, ‘080-4293-2703’, ‘mizuho2311@mhwuymgwsr.rp.rql’, ‘1985-07-05’,  @priviledge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1985-07-05’, <text:s/>@priviledge, CURRENT_TIMESTAMP, CURRENT_TIMESTAMP);</text:p>
          </table:table-cell>
          <table:table-cell table:style-name="ce8" table:formula="of:=SUBSTITUTE([.Q4];[.I$3];[.I4])" office:value-type="string" office:string-value="INSERT INTO member VALUES (1, ‘12056692’, ‘梅田 俊章’, ‘232-0016’, ‘神奈川県横浜市南区宮元町2-16-18’, ‘080-4293-2703’, ‘mizuho2311@mhwuymgwsr.rp.rql’, ‘1985-07-05’,  0, CURRENT_TIMESTAMP, CURRENT_TIMESTAMP);" calcext:value-type="string">
            <text:p>INSERT INTO member VALUES (1, ‘12056692’, ‘梅田 俊章’, ‘232-0016’, ‘神奈川県横浜市南区宮元町2-16-18’, ‘080-4293-2703’, ‘mizuho2311@mhwuymgwsr.rp.rql’, ‘1985-07-05’, <text:s/>0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50662</text:p>
          </table:table-cell>
          <table:table-cell office:value-type="string" calcext:value-type="string">
            <text:p>清田 健蔵</text:p>
          </table:table-cell>
          <table:table-cell office:value-type="string" calcext:value-type="string">
            <text:p>277-0851</text:p>
          </table:table-cell>
          <table:table-cell office:value-type="string" calcext:value-type="string">
            <text:p>千葉県柏市向原町1-17-13</text:p>
          </table:table-cell>
          <table:table-cell office:value-type="string" calcext:value-type="string">
            <text:p>080-3440-9925</text:p>
          </table:table-cell>
          <table:table-cell office:value-type="string" calcext:value-type="string">
            <text:p>yuzuki086@udtmsizh.nbl.jrm</text:p>
          </table:table-cell>
          <table:table-cell office:value-type="string" calcext:value-type="string">
            <text:p>2001-02-01</text:p>
          </table:table-cell>
          <table:table-cell office:value-type="float" office:value="1" calcext:value-type="float">
            <text:p>1</text:p>
          </table:table-cell>
          <table:table-cell table:formula="of:=SUBSTITUTE([.$A$1];[.A$3];[.A5])" office:value-type="string" office:string-value="INSERT INTO member VALUES (2, ‘@card’, ‘@name’, ‘@zipcode’, ‘@address’, ‘@phone’, ‘@emaill’, ‘@birthday’,  @priviledge, CURRENT_TIMESTAMP, CURRENT_TIMESTAMP);" calcext:value-type="string">
            <text:p>INSERT INTO member VALUES (2, ‘@card’, ‘@name’, ‘@zipcode’, ‘@address’, ‘@phone’, ‘@emaill’, ‘@birthday’, <text:s/>@priviledge, CURRENT_TIMESTAMP, CURRENT_TIMESTAMP);</text:p>
          </table:table-cell>
          <table:table-cell table:formula="of:=SUBSTITUTE([.J5];[.B$3];[.B5])" office:value-type="string" office:string-value="INSERT INTO member VALUES (2, ‘12050662’, ‘@name’, ‘@zipcode’, ‘@address’, ‘@phone’, ‘@emaill’, ‘@birthday’,  @priviledge, CURRENT_TIMESTAMP, CURRENT_TIMESTAMP);" calcext:value-type="string">
            <text:p>INSERT INTO member VALUES (2, ‘12050662’, ‘@name’, ‘@zipcode’, ‘@address’, ‘@phone’, ‘@emaill’, ‘@birthday’, <text:s/>@priviledge, CURRENT_TIMESTAMP, CURRENT_TIMESTAMP);</text:p>
          </table:table-cell>
          <table:table-cell table:formula="of:=SUBSTITUTE([.K5];[.C$3];[.C5])" office:value-type="string" office:string-value="INSERT INTO member VALUES (2, ‘12050662’, ‘清田 健蔵’, ‘@zipcode’, ‘@address’, ‘@phone’, ‘@emaill’, ‘@birthday’,  @priviledge, CURRENT_TIMESTAMP, CURRENT_TIMESTAMP);" calcext:value-type="string">
            <text:p>INSERT INTO member VALUES (2, ‘12050662’, ‘清田 健蔵’, ‘@zipcode’, ‘@address’, ‘@phone’, ‘@emaill’, ‘@birthday’, <text:s/>@priviledge, CURRENT_TIMESTAMP, CURRENT_TIMESTAMP);</text:p>
          </table:table-cell>
          <table:table-cell table:formula="of:=SUBSTITUTE([.L5];[.D$3];[.D5])" office:value-type="string" office:string-value="INSERT INTO member VALUES (2, ‘12050662’, ‘清田 健蔵’, ‘277-0851’, ‘@address’, ‘@phone’, ‘@emaill’, ‘@birthday’,  @priviledge, CURRENT_TIMESTAMP, CURRENT_TIMESTAMP);" calcext:value-type="string">
            <text:p>INSERT INTO member VALUES (2, ‘12050662’, ‘清田 健蔵’, ‘277-0851’, ‘@address’, ‘@phone’, ‘@emaill’, ‘@birthday’, <text:s/>@priviledge, CURRENT_TIMESTAMP, CURRENT_TIMESTAMP);</text:p>
          </table:table-cell>
          <table:table-cell table:formula="of:=SUBSTITUTE([.M5];[.E$3];[.E5])" office:value-type="string" office:string-value="INSERT INTO member VALUES (2, ‘12050662’, ‘清田 健蔵’, ‘277-0851’, ‘千葉県柏市向原町1-17-13’, ‘@phone’, ‘@emaill’, ‘@birthday’,  @priviledge, CURRENT_TIMESTAMP, CURRENT_TIMESTAMP);" calcext:value-type="string">
            <text:p>INSERT INTO member VALUES (2, ‘12050662’, ‘清田 健蔵’, ‘277-0851’, ‘千葉県柏市向原町1-17-13’, ‘@phone’, ‘@emaill’, ‘@birthday’, <text:s/>@priviledge, CURRENT_TIMESTAMP, CURRENT_TIMESTAMP);</text:p>
          </table:table-cell>
          <table:table-cell table:formula="of:=SUBSTITUTE([.N5];[.F$3];[.F5])" office:value-type="string" office:string-value="INSERT INTO member VALUES (2, ‘12050662’, ‘清田 健蔵’, ‘277-0851’, ‘千葉県柏市向原町1-17-13’, ‘080-3440-9925’, ‘@emaill’, ‘@birthday’,  @priviledge, CURRENT_TIMESTAMP, CURRENT_TIMESTAMP);" calcext:value-type="string">
            <text:p>INSERT INTO member VALUES (2, ‘12050662’, ‘清田 健蔵’, ‘277-0851’, ‘千葉県柏市向原町1-17-13’, ‘080-3440-9925’, ‘@emaill’, ‘@birthday’, <text:s/>@priviledge, CURRENT_TIMESTAMP, CURRENT_TIMESTAMP);</text:p>
          </table:table-cell>
          <table:table-cell table:formula="of:=SUBSTITUTE([.O5];[.G$3];[.G5])" office:value-type="string" office:string-value="INSERT INTO member VALUES (2, ‘12050662’, ‘清田 健蔵’, ‘277-0851’, ‘千葉県柏市向原町1-17-13’, ‘080-3440-9925’, ‘yuzuki086@udtmsizh.nbl.jrml’, ‘@birthday’,  @priviledge, CURRENT_TIMESTAMP, CURRENT_TIMESTAMP);" calcext:value-type="string">
            <text:p>INSERT INTO member VALUES (2, ‘12050662’, ‘清田 健蔵’, ‘277-0851’, ‘千葉県柏市向原町1-17-13’, ‘080-3440-9925’, ‘yuzuki086@udtmsizh.nbl.jrml’, ‘@birthday’, <text:s/>@priviledge, CURRENT_TIMESTAMP, CURRENT_TIMESTAMP);</text:p>
          </table:table-cell>
          <table:table-cell table:formula="of:=SUBSTITUTE([.P5];[.H$3];[.H5])" office:value-type="string" office:string-value="INSERT INTO member VALUES (2, ‘12050662’, ‘清田 健蔵’, ‘277-0851’, ‘千葉県柏市向原町1-17-13’, ‘080-3440-9925’, ‘yuzuki086@udtmsizh.nbl.jrml’, ‘2001-02-01’,  @priviledge, CURRENT_TIMESTAMP, CURRENT_TIMESTAMP);" calcext:value-type="string">
            <text:p>INSERT INTO member VALUES (2, ‘12050662’, ‘清田 健蔵’, ‘277-0851’, ‘千葉県柏市向原町1-17-13’, ‘080-3440-9925’, ‘yuzuki086@udtmsizh.nbl.jrml’, ‘2001-02-01’, <text:s/>@priviledge, CURRENT_TIMESTAMP, CURRENT_TIMESTAMP);</text:p>
          </table:table-cell>
          <table:table-cell table:style-name="ce8" table:formula="of:=SUBSTITUTE([.Q5];[.I$3];[.I5])" office:value-type="string" office:string-value="INSERT INTO member VALUES (2, ‘12050662’, ‘清田 健蔵’, ‘277-0851’, ‘千葉県柏市向原町1-17-13’, ‘080-3440-9925’, ‘yuzuki086@udtmsizh.nbl.jrml’, ‘2001-02-01’,  1, CURRENT_TIMESTAMP, CURRENT_TIMESTAMP);" calcext:value-type="string">
            <text:p>INSERT INTO member VALUES (2, ‘12050662’, ‘清田 健蔵’, ‘277-0851’, ‘千葉県柏市向原町1-17-13’, ‘080-3440-9925’, ‘yuzuki086@udtmsizh.nbl.jrml’, ‘2001-02-01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58021</text:p>
          </table:table-cell>
          <table:table-cell office:value-type="string" calcext:value-type="string">
            <text:p>浜口 秋雄</text:p>
          </table:table-cell>
          <table:table-cell office:value-type="string" calcext:value-type="string">
            <text:p>259-0201</text:p>
          </table:table-cell>
          <table:table-cell office:value-type="string" calcext:value-type="string">
            <text:p>神奈川県足柄下郡真鶴町真鶴3-20-8</text:p>
          </table:table-cell>
          <table:table-cell office:value-type="string" calcext:value-type="string">
            <text:p>080-4751-9498</text:p>
          </table:table-cell>
          <table:table-cell office:value-type="string" calcext:value-type="string">
            <text:p>fujio_tsuchiya@yfqkvmrmfr.geq.bb</text:p>
          </table:table-cell>
          <table:table-cell office:value-type="string" calcext:value-type="string">
            <text:p>1987-11-15</text:p>
          </table:table-cell>
          <table:table-cell office:value-type="float" office:value="1" calcext:value-type="float">
            <text:p>1</text:p>
          </table:table-cell>
          <table:table-cell table:formula="of:=SUBSTITUTE([.$A$1];[.A$3];[.A6])" office:value-type="string" office:string-value="INSERT INTO member VALUES (3, ‘@card’, ‘@name’, ‘@zipcode’, ‘@address’, ‘@phone’, ‘@emaill’, ‘@birthday’,  @priviledge, CURRENT_TIMESTAMP, CURRENT_TIMESTAMP);" calcext:value-type="string">
            <text:p>INSERT INTO member VALUES (3, ‘@card’, ‘@name’, ‘@zipcode’, ‘@address’, ‘@phone’, ‘@emaill’, ‘@birthday’, <text:s/>@priviledge, CURRENT_TIMESTAMP, CURRENT_TIMESTAMP);</text:p>
          </table:table-cell>
          <table:table-cell table:formula="of:=SUBSTITUTE([.J6];[.B$3];[.B6])" office:value-type="string" office:string-value="INSERT INTO member VALUES (3, ‘12058021’, ‘@name’, ‘@zipcode’, ‘@address’, ‘@phone’, ‘@emaill’, ‘@birthday’,  @priviledge, CURRENT_TIMESTAMP, CURRENT_TIMESTAMP);" calcext:value-type="string">
            <text:p>INSERT INTO member VALUES (3, ‘12058021’, ‘@name’, ‘@zipcode’, ‘@address’, ‘@phone’, ‘@emaill’, ‘@birthday’, <text:s/>@priviledge, CURRENT_TIMESTAMP, CURRENT_TIMESTAMP);</text:p>
          </table:table-cell>
          <table:table-cell table:formula="of:=SUBSTITUTE([.K6];[.C$3];[.C6])" office:value-type="string" office:string-value="INSERT INTO member VALUES (3, ‘12058021’, ‘浜口 秋雄’, ‘@zipcode’, ‘@address’, ‘@phone’, ‘@emaill’, ‘@birthday’,  @priviledge, CURRENT_TIMESTAMP, CURRENT_TIMESTAMP);" calcext:value-type="string">
            <text:p>INSERT INTO member VALUES (3, ‘12058021’, ‘浜口 秋雄’, ‘@zipcode’, ‘@address’, ‘@phone’, ‘@emaill’, ‘@birthday’, <text:s/>@priviledge, CURRENT_TIMESTAMP, CURRENT_TIMESTAMP);</text:p>
          </table:table-cell>
          <table:table-cell table:formula="of:=SUBSTITUTE([.L6];[.D$3];[.D6])" office:value-type="string" office:string-value="INSERT INTO member VALUES (3, ‘12058021’, ‘浜口 秋雄’, ‘259-0201’, ‘@address’, ‘@phone’, ‘@emaill’, ‘@birthday’,  @priviledge, CURRENT_TIMESTAMP, CURRENT_TIMESTAMP);" calcext:value-type="string">
            <text:p>INSERT INTO member VALUES (3, ‘12058021’, ‘浜口 秋雄’, ‘259-0201’, ‘@address’, ‘@phone’, ‘@emaill’, ‘@birthday’, <text:s/>@priviledge, CURRENT_TIMESTAMP, CURRENT_TIMESTAMP);</text:p>
          </table:table-cell>
          <table:table-cell table:formula="of:=SUBSTITUTE([.M6];[.E$3];[.E6])" office:value-type="string" office:string-value="INSERT INTO member VALUES (3, ‘12058021’, ‘浜口 秋雄’, ‘259-0201’, ‘神奈川県足柄下郡真鶴町真鶴3-20-8’, ‘@phone’, ‘@emaill’, ‘@birthday’,  @priviledge, CURRENT_TIMESTAMP, CURRENT_TIMESTAMP);" calcext:value-type="string">
            <text:p>INSERT INTO member VALUES (3, ‘12058021’, ‘浜口 秋雄’, ‘259-0201’, ‘神奈川県足柄下郡真鶴町真鶴3-20-8’, ‘@phone’, ‘@emaill’, ‘@birthday’, <text:s/>@priviledge, CURRENT_TIMESTAMP, CURRENT_TIMESTAMP);</text:p>
          </table:table-cell>
          <table:table-cell table:formula="of:=SUBSTITUTE([.N6];[.F$3];[.F6])" office:value-type="string" office:string-value="INSERT INTO member VALUES (3, ‘12058021’, ‘浜口 秋雄’, ‘259-0201’, ‘神奈川県足柄下郡真鶴町真鶴3-20-8’, ‘080-4751-9498’, ‘@emaill’, ‘@birthday’,  @priviledge, CURRENT_TIMESTAMP, CURRENT_TIMESTAMP);" calcext:value-type="string">
            <text:p>INSERT INTO member VALUES (3, ‘12058021’, ‘浜口 秋雄’, ‘259-0201’, ‘神奈川県足柄下郡真鶴町真鶴3-20-8’, ‘080-4751-9498’, ‘@emaill’, ‘@birthday’, <text:s/>@priviledge, CURRENT_TIMESTAMP, CURRENT_TIMESTAMP);</text:p>
          </table:table-cell>
          <table:table-cell table:formula="of:=SUBSTITUTE([.O6];[.G$3];[.G6])" office:value-type="string" office:string-value="INSERT INTO member VALUES (3, ‘12058021’, ‘浜口 秋雄’, ‘259-0201’, ‘神奈川県足柄下郡真鶴町真鶴3-20-8’, ‘080-4751-9498’, ‘fujio_tsuchiya@yfqkvmrmfr.geq.bbl’, ‘@birthday’,  @priviledge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@birthday’, <text:s/>@priviledge, CURRENT_TIMESTAMP, CURRENT_TIMESTAMP);</text:p>
          </table:table-cell>
          <table:table-cell table:formula="of:=SUBSTITUTE([.P6];[.H$3];[.H6])" office:value-type="string" office:string-value="INSERT INTO member VALUES (3, ‘12058021’, ‘浜口 秋雄’, ‘259-0201’, ‘神奈川県足柄下郡真鶴町真鶴3-20-8’, ‘080-4751-9498’, ‘fujio_tsuchiya@yfqkvmrmfr.geq.bbl’, ‘1987-11-15’,  @priviledge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1987-11-15’, <text:s/>@priviledge, CURRENT_TIMESTAMP, CURRENT_TIMESTAMP);</text:p>
          </table:table-cell>
          <table:table-cell table:style-name="ce8" table:formula="of:=SUBSTITUTE([.Q6];[.I$3];[.I6])" office:value-type="string" office:string-value="INSERT INTO member VALUES (3, ‘12058021’, ‘浜口 秋雄’, ‘259-0201’, ‘神奈川県足柄下郡真鶴町真鶴3-20-8’, ‘080-4751-9498’, ‘fujio_tsuchiya@yfqkvmrmfr.geq.bbl’, ‘1987-11-15’,  1, CURRENT_TIMESTAMP, CURRENT_TIMESTAMP);" calcext:value-type="string">
            <text:p>INSERT INTO member VALUES (3, ‘12058021’, ‘浜口 秋雄’, ‘259-0201’, ‘神奈川県足柄下郡真鶴町真鶴3-20-8’, ‘080-4751-9498’, ‘fujio_tsuchiya@yfqkvmrmfr.geq.bbl’, ‘1987-11-15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57327</text:p>
          </table:table-cell>
          <table:table-cell office:value-type="string" calcext:value-type="string">
            <text:p>古橋 正美</text:p>
          </table:table-cell>
          <table:table-cell office:value-type="string" calcext:value-type="string">
            <text:p>121-0807</text:p>
          </table:table-cell>
          <table:table-cell office:value-type="string" calcext:value-type="string">
            <text:p>東京都足立区伊興本町1-16伊興本町アパート406</text:p>
          </table:table-cell>
          <table:table-cell office:value-type="string" calcext:value-type="string">
            <text:p>090-4613-0336</text:p>
          </table:table-cell>
          <table:table-cell office:value-type="string" calcext:value-type="string">
            <text:p>yoshiko_shimada@ztvzw.frig.fhb</text:p>
          </table:table-cell>
          <table:table-cell office:value-type="string" calcext:value-type="string">
            <text:p>1970-10-08</text:p>
          </table:table-cell>
          <table:table-cell office:value-type="float" office:value="0" calcext:value-type="float">
            <text:p>0</text:p>
          </table:table-cell>
          <table:table-cell table:formula="of:=SUBSTITUTE([.$A$1];[.A$3];[.A7])" office:value-type="string" office:string-value="INSERT INTO member VALUES (4, ‘@card’, ‘@name’, ‘@zipcode’, ‘@address’, ‘@phone’, ‘@emaill’, ‘@birthday’,  @priviledge, CURRENT_TIMESTAMP, CURRENT_TIMESTAMP);" calcext:value-type="string">
            <text:p>INSERT INTO member VALUES (4, ‘@card’, ‘@name’, ‘@zipcode’, ‘@address’, ‘@phone’, ‘@emaill’, ‘@birthday’, <text:s/>@priviledge, CURRENT_TIMESTAMP, CURRENT_TIMESTAMP);</text:p>
          </table:table-cell>
          <table:table-cell table:formula="of:=SUBSTITUTE([.J7];[.B$3];[.B7])" office:value-type="string" office:string-value="INSERT INTO member VALUES (4, ‘12057327’, ‘@name’, ‘@zipcode’, ‘@address’, ‘@phone’, ‘@emaill’, ‘@birthday’,  @priviledge, CURRENT_TIMESTAMP, CURRENT_TIMESTAMP);" calcext:value-type="string">
            <text:p>INSERT INTO member VALUES (4, ‘12057327’, ‘@name’, ‘@zipcode’, ‘@address’, ‘@phone’, ‘@emaill’, ‘@birthday’, <text:s/>@priviledge, CURRENT_TIMESTAMP, CURRENT_TIMESTAMP);</text:p>
          </table:table-cell>
          <table:table-cell table:formula="of:=SUBSTITUTE([.K7];[.C$3];[.C7])" office:value-type="string" office:string-value="INSERT INTO member VALUES (4, ‘12057327’, ‘古橋 正美’, ‘@zipcode’, ‘@address’, ‘@phone’, ‘@emaill’, ‘@birthday’,  @priviledge, CURRENT_TIMESTAMP, CURRENT_TIMESTAMP);" calcext:value-type="string">
            <text:p>INSERT INTO member VALUES (4, ‘12057327’, ‘古橋 正美’, ‘@zipcode’, ‘@address’, ‘@phone’, ‘@emaill’, ‘@birthday’, <text:s/>@priviledge, CURRENT_TIMESTAMP, CURRENT_TIMESTAMP);</text:p>
          </table:table-cell>
          <table:table-cell table:formula="of:=SUBSTITUTE([.L7];[.D$3];[.D7])" office:value-type="string" office:string-value="INSERT INTO member VALUES (4, ‘12057327’, ‘古橋 正美’, ‘121-0807’, ‘@address’, ‘@phone’, ‘@emaill’, ‘@birthday’,  @priviledge, CURRENT_TIMESTAMP, CURRENT_TIMESTAMP);" calcext:value-type="string">
            <text:p>INSERT INTO member VALUES (4, ‘12057327’, ‘古橋 正美’, ‘121-0807’, ‘@address’, ‘@phone’, ‘@emaill’, ‘@birthday’, <text:s/>@priviledge, CURRENT_TIMESTAMP, CURRENT_TIMESTAMP);</text:p>
          </table:table-cell>
          <table:table-cell table:formula="of:=SUBSTITUTE([.M7];[.E$3];[.E7])" office:value-type="string" office:string-value="INSERT INTO member VALUES (4, ‘12057327’, ‘古橋 正美’, ‘121-0807’, ‘東京都足立区伊興本町1-16伊興本町アパート406’, ‘@phone’, ‘@email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@phone’, ‘@emaill’, ‘@birthday’, <text:s/>@priviledge, CURRENT_TIMESTAMP, CURRENT_TIMESTAMP);</text:p>
          </table:table-cell>
          <table:table-cell table:formula="of:=SUBSTITUTE([.N7];[.F$3];[.F7])" office:value-type="string" office:string-value="INSERT INTO member VALUES (4, ‘12057327’, ‘古橋 正美’, ‘121-0807’, ‘東京都足立区伊興本町1-16伊興本町アパート406’, ‘090-4613-0336’, ‘@email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@emaill’, ‘@birthday’, <text:s/>@priviledge, CURRENT_TIMESTAMP, CURRENT_TIMESTAMP);</text:p>
          </table:table-cell>
          <table:table-cell table:formula="of:=SUBSTITUTE([.O7];[.G$3];[.G7])" office:value-type="string" office:string-value="INSERT INTO member VALUES (4, ‘12057327’, ‘古橋 正美’, ‘121-0807’, ‘東京都足立区伊興本町1-16伊興本町アパート406’, ‘090-4613-0336’, ‘yoshiko_shimada@ztvzw.frig.fhbl’, ‘@birthday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@birthday’, <text:s/>@priviledge, CURRENT_TIMESTAMP, CURRENT_TIMESTAMP);</text:p>
          </table:table-cell>
          <table:table-cell table:formula="of:=SUBSTITUTE([.P7];[.H$3];[.H7])" office:value-type="string" office:string-value="INSERT INTO member VALUES (4, ‘12057327’, ‘古橋 正美’, ‘121-0807’, ‘東京都足立区伊興本町1-16伊興本町アパート406’, ‘090-4613-0336’, ‘yoshiko_shimada@ztvzw.frig.fhbl’, ‘1970-10-08’,  @priviledge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1970-10-08’, <text:s/>@priviledge, CURRENT_TIMESTAMP, CURRENT_TIMESTAMP);</text:p>
          </table:table-cell>
          <table:table-cell table:style-name="ce8" table:formula="of:=SUBSTITUTE([.Q7];[.I$3];[.I7])" office:value-type="string" office:string-value="INSERT INTO member VALUES (4, ‘12057327’, ‘古橋 正美’, ‘121-0807’, ‘東京都足立区伊興本町1-16伊興本町アパート406’, ‘090-4613-0336’, ‘yoshiko_shimada@ztvzw.frig.fhbl’, ‘1970-10-08’,  0, CURRENT_TIMESTAMP, CURRENT_TIMESTAMP);" calcext:value-type="string">
            <text:p>INSERT INTO member VALUES (4, ‘12057327’, ‘古橋 正美’, ‘121-0807’, ‘東京都足立区伊興本町1-16伊興本町アパート406’, ‘090-4613-0336’, ‘yoshiko_shimada@ztvzw.frig.fhbl’, ‘1970-10-08’, <text:s/>0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52425</text:p>
          </table:table-cell>
          <table:table-cell office:value-type="string" calcext:value-type="string">
            <text:p>吉澤 正徳</text:p>
          </table:table-cell>
          <table:table-cell office:value-type="string" calcext:value-type="string">
            <text:p>241-0005</text:p>
          </table:table-cell>
          <table:table-cell office:value-type="string" calcext:value-type="string">
            <text:p>神奈川県横浜市旭区白根4-6白根フォレスト216</text:p>
          </table:table-cell>
          <table:table-cell office:value-type="string" calcext:value-type="string">
            <text:p>080-1284-7148</text:p>
          </table:table-cell>
          <table:table-cell office:value-type="string" calcext:value-type="string">
            <text:p>chuuzou30475@kwjs.qx</text:p>
          </table:table-cell>
          <table:table-cell office:value-type="string" calcext:value-type="string">
            <text:p>1980-01-27</text:p>
          </table:table-cell>
          <table:table-cell office:value-type="float" office:value="1" calcext:value-type="float">
            <text:p>1</text:p>
          </table:table-cell>
          <table:table-cell table:formula="of:=SUBSTITUTE([.$A$1];[.A$3];[.A8])" office:value-type="string" office:string-value="INSERT INTO member VALUES (5, ‘@card’, ‘@name’, ‘@zipcode’, ‘@address’, ‘@phone’, ‘@emaill’, ‘@birthday’,  @priviledge, CURRENT_TIMESTAMP, CURRENT_TIMESTAMP);" calcext:value-type="string">
            <text:p>INSERT INTO member VALUES (5, ‘@card’, ‘@name’, ‘@zipcode’, ‘@address’, ‘@phone’, ‘@emaill’, ‘@birthday’, <text:s/>@priviledge, CURRENT_TIMESTAMP, CURRENT_TIMESTAMP);</text:p>
          </table:table-cell>
          <table:table-cell table:formula="of:=SUBSTITUTE([.J8];[.B$3];[.B8])" office:value-type="string" office:string-value="INSERT INTO member VALUES (5, ‘12052425’, ‘@name’, ‘@zipcode’, ‘@address’, ‘@phone’, ‘@emaill’, ‘@birthday’,  @priviledge, CURRENT_TIMESTAMP, CURRENT_TIMESTAMP);" calcext:value-type="string">
            <text:p>INSERT INTO member VALUES (5, ‘12052425’, ‘@name’, ‘@zipcode’, ‘@address’, ‘@phone’, ‘@emaill’, ‘@birthday’, <text:s/>@priviledge, CURRENT_TIMESTAMP, CURRENT_TIMESTAMP);</text:p>
          </table:table-cell>
          <table:table-cell table:formula="of:=SUBSTITUTE([.K8];[.C$3];[.C8])" office:value-type="string" office:string-value="INSERT INTO member VALUES (5, ‘12052425’, ‘吉澤 正徳’, ‘@zipcode’, ‘@address’, ‘@phone’, ‘@emaill’, ‘@birthday’,  @priviledge, CURRENT_TIMESTAMP, CURRENT_TIMESTAMP);" calcext:value-type="string">
            <text:p>INSERT INTO member VALUES (5, ‘12052425’, ‘吉澤 正徳’, ‘@zipcode’, ‘@address’, ‘@phone’, ‘@emaill’, ‘@birthday’, <text:s/>@priviledge, CURRENT_TIMESTAMP, CURRENT_TIMESTAMP);</text:p>
          </table:table-cell>
          <table:table-cell table:formula="of:=SUBSTITUTE([.L8];[.D$3];[.D8])" office:value-type="string" office:string-value="INSERT INTO member VALUES (5, ‘12052425’, ‘吉澤 正徳’, ‘241-0005’, ‘@address’, ‘@phone’, ‘@emaill’, ‘@birthday’,  @priviledge, CURRENT_TIMESTAMP, CURRENT_TIMESTAMP);" calcext:value-type="string">
            <text:p>INSERT INTO member VALUES (5, ‘12052425’, ‘吉澤 正徳’, ‘241-0005’, ‘@address’, ‘@phone’, ‘@emaill’, ‘@birthday’, <text:s/>@priviledge, CURRENT_TIMESTAMP, CURRENT_TIMESTAMP);</text:p>
          </table:table-cell>
          <table:table-cell table:formula="of:=SUBSTITUTE([.M8];[.E$3];[.E8])" office:value-type="string" office:string-value="INSERT INTO member VALUES (5, ‘12052425’, ‘吉澤 正徳’, ‘241-0005’, ‘神奈川県横浜市旭区白根4-6白根フォレスト216’, ‘@phone’, ‘@email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@phone’, ‘@emaill’, ‘@birthday’, <text:s/>@priviledge, CURRENT_TIMESTAMP, CURRENT_TIMESTAMP);</text:p>
          </table:table-cell>
          <table:table-cell table:formula="of:=SUBSTITUTE([.N8];[.F$3];[.F8])" office:value-type="string" office:string-value="INSERT INTO member VALUES (5, ‘12052425’, ‘吉澤 正徳’, ‘241-0005’, ‘神奈川県横浜市旭区白根4-6白根フォレスト216’, ‘080-1284-7148’, ‘@email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@emaill’, ‘@birthday’, <text:s/>@priviledge, CURRENT_TIMESTAMP, CURRENT_TIMESTAMP);</text:p>
          </table:table-cell>
          <table:table-cell table:formula="of:=SUBSTITUTE([.O8];[.G$3];[.G8])" office:value-type="string" office:string-value="INSERT INTO member VALUES (5, ‘12052425’, ‘吉澤 正徳’, ‘241-0005’, ‘神奈川県横浜市旭区白根4-6白根フォレスト216’, ‘080-1284-7148’, ‘chuuzou30475@kwjs.qxl’, ‘@birthday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@birthday’, <text:s/>@priviledge, CURRENT_TIMESTAMP, CURRENT_TIMESTAMP);</text:p>
          </table:table-cell>
          <table:table-cell table:formula="of:=SUBSTITUTE([.P8];[.H$3];[.H8])" office:value-type="string" office:string-value="INSERT INTO member VALUES (5, ‘12052425’, ‘吉澤 正徳’, ‘241-0005’, ‘神奈川県横浜市旭区白根4-6白根フォレスト216’, ‘080-1284-7148’, ‘chuuzou30475@kwjs.qxl’, ‘1980-01-27’,  @priviledge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1980-01-27’, <text:s/>@priviledge, CURRENT_TIMESTAMP, CURRENT_TIMESTAMP);</text:p>
          </table:table-cell>
          <table:table-cell table:style-name="ce8" table:formula="of:=SUBSTITUTE([.Q8];[.I$3];[.I8])" office:value-type="string" office:string-value="INSERT INTO member VALUES (5, ‘12052425’, ‘吉澤 正徳’, ‘241-0005’, ‘神奈川県横浜市旭区白根4-6白根フォレスト216’, ‘080-1284-7148’, ‘chuuzou30475@kwjs.qxl’, ‘1980-01-27’,  1, CURRENT_TIMESTAMP, CURRENT_TIMESTAMP);" calcext:value-type="string">
            <text:p>INSERT INTO member VALUES (5, ‘12052425’, ‘吉澤 正徳’, ‘241-0005’, ‘神奈川県横浜市旭区白根4-6白根フォレスト216’, ‘080-1284-7148’, ‘chuuzou30475@kwjs.qxl’, ‘1980-01-27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56107</text:p>
          </table:table-cell>
          <table:table-cell office:value-type="string" calcext:value-type="string">
            <text:p>橘 良彦</text:p>
          </table:table-cell>
          <table:table-cell office:value-type="string" calcext:value-type="string">
            <text:p>231-0862</text:p>
          </table:table-cell>
          <table:table-cell office:value-type="string" calcext:value-type="string">
            <text:p>神奈川県横浜市中区山手町2-5-9山手町タワー418</text:p>
          </table:table-cell>
          <table:table-cell office:value-type="string" calcext:value-type="string">
            <text:p>080-6431-9202</text:p>
          </table:table-cell>
          <table:table-cell office:value-type="string" calcext:value-type="string">
            <text:p>momokatezuka@wjhpjivinw.hg</text:p>
          </table:table-cell>
          <table:table-cell office:value-type="string" calcext:value-type="string">
            <text:p>1997-04-02</text:p>
          </table:table-cell>
          <table:table-cell office:value-type="float" office:value="1" calcext:value-type="float">
            <text:p>1</text:p>
          </table:table-cell>
          <table:table-cell table:formula="of:=SUBSTITUTE([.$A$1];[.A$3];[.A9])" office:value-type="string" office:string-value="INSERT INTO member VALUES (6, ‘@card’, ‘@name’, ‘@zipcode’, ‘@address’, ‘@phone’, ‘@emaill’, ‘@birthday’,  @priviledge, CURRENT_TIMESTAMP, CURRENT_TIMESTAMP);" calcext:value-type="string">
            <text:p>INSERT INTO member VALUES (6, ‘@card’, ‘@name’, ‘@zipcode’, ‘@address’, ‘@phone’, ‘@emaill’, ‘@birthday’, <text:s/>@priviledge, CURRENT_TIMESTAMP, CURRENT_TIMESTAMP);</text:p>
          </table:table-cell>
          <table:table-cell table:formula="of:=SUBSTITUTE([.J9];[.B$3];[.B9])" office:value-type="string" office:string-value="INSERT INTO member VALUES (6, ‘12056107’, ‘@name’, ‘@zipcode’, ‘@address’, ‘@phone’, ‘@emaill’, ‘@birthday’,  @priviledge, CURRENT_TIMESTAMP, CURRENT_TIMESTAMP);" calcext:value-type="string">
            <text:p>INSERT INTO member VALUES (6, ‘12056107’, ‘@name’, ‘@zipcode’, ‘@address’, ‘@phone’, ‘@emaill’, ‘@birthday’, <text:s/>@priviledge, CURRENT_TIMESTAMP, CURRENT_TIMESTAMP);</text:p>
          </table:table-cell>
          <table:table-cell table:formula="of:=SUBSTITUTE([.K9];[.C$3];[.C9])" office:value-type="string" office:string-value="INSERT INTO member VALUES (6, ‘12056107’, ‘橘 良彦’, ‘@zipcode’, ‘@address’, ‘@phone’, ‘@emaill’, ‘@birthday’,  @priviledge, CURRENT_TIMESTAMP, CURRENT_TIMESTAMP);" calcext:value-type="string">
            <text:p>INSERT INTO member VALUES (6, ‘12056107’, ‘橘 良彦’, ‘@zipcode’, ‘@address’, ‘@phone’, ‘@emaill’, ‘@birthday’, <text:s/>@priviledge, CURRENT_TIMESTAMP, CURRENT_TIMESTAMP);</text:p>
          </table:table-cell>
          <table:table-cell table:formula="of:=SUBSTITUTE([.L9];[.D$3];[.D9])" office:value-type="string" office:string-value="INSERT INTO member VALUES (6, ‘12056107’, ‘橘 良彦’, ‘231-0862’, ‘@address’, ‘@phone’, ‘@emaill’, ‘@birthday’,  @priviledge, CURRENT_TIMESTAMP, CURRENT_TIMESTAMP);" calcext:value-type="string">
            <text:p>INSERT INTO member VALUES (6, ‘12056107’, ‘橘 良彦’, ‘231-0862’, ‘@address’, ‘@phone’, ‘@emaill’, ‘@birthday’, <text:s/>@priviledge, CURRENT_TIMESTAMP, CURRENT_TIMESTAMP);</text:p>
          </table:table-cell>
          <table:table-cell table:formula="of:=SUBSTITUTE([.M9];[.E$3];[.E9])" office:value-type="string" office:string-value="INSERT INTO member VALUES (6, ‘12056107’, ‘橘 良彦’, ‘231-0862’, ‘神奈川県横浜市中区山手町2-5-9山手町タワー418’, ‘@phone’, ‘@emaill’, ‘@birthday’,  @priviledge, CURRENT_TIMESTAMP, CURRENT_TIMESTAMP);" calcext:value-type="string">
            <text:p>INSERT INTO member VALUES (6, ‘12056107’, ‘橘 良彦’, ‘231-0862’, ‘神奈川県横浜市中区山手町2-5-9山手町タワー418’, ‘@phone’, ‘@emaill’, ‘@birthday’, <text:s/>@priviledge, CURRENT_TIMESTAMP, CURRENT_TIMESTAMP);</text:p>
          </table:table-cell>
          <table:table-cell table:formula="of:=SUBSTITUTE([.N9];[.F$3];[.F9])" office:value-type="string" office:string-value="INSERT INTO member VALUES (6, ‘12056107’, ‘橘 良彦’, ‘231-0862’, ‘神奈川県横浜市中区山手町2-5-9山手町タワー418’, ‘080-6431-9202’, ‘@emaill’, ‘@birthday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@emaill’, ‘@birthday’, <text:s/>@priviledge, CURRENT_TIMESTAMP, CURRENT_TIMESTAMP);</text:p>
          </table:table-cell>
          <table:table-cell table:formula="of:=SUBSTITUTE([.O9];[.G$3];[.G9])" office:value-type="string" office:string-value="INSERT INTO member VALUES (6, ‘12056107’, ‘橘 良彦’, ‘231-0862’, ‘神奈川県横浜市中区山手町2-5-9山手町タワー418’, ‘080-6431-9202’, ‘momokatezuka@wjhpjivinw.hgl’, ‘@birthday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@birthday’, <text:s/>@priviledge, CURRENT_TIMESTAMP, CURRENT_TIMESTAMP);</text:p>
          </table:table-cell>
          <table:table-cell table:formula="of:=SUBSTITUTE([.P9];[.H$3];[.H9])" office:value-type="string" office:string-value="INSERT INTO member VALUES (6, ‘12056107’, ‘橘 良彦’, ‘231-0862’, ‘神奈川県横浜市中区山手町2-5-9山手町タワー418’, ‘080-6431-9202’, ‘momokatezuka@wjhpjivinw.hgl’, ‘1997-04-02’,  @priviledge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1997-04-02’, <text:s/>@priviledge, CURRENT_TIMESTAMP, CURRENT_TIMESTAMP);</text:p>
          </table:table-cell>
          <table:table-cell table:style-name="ce8" table:formula="of:=SUBSTITUTE([.Q9];[.I$3];[.I9])" office:value-type="string" office:string-value="INSERT INTO member VALUES (6, ‘12056107’, ‘橘 良彦’, ‘231-0862’, ‘神奈川県横浜市中区山手町2-5-9山手町タワー418’, ‘080-6431-9202’, ‘momokatezuka@wjhpjivinw.hgl’, ‘1997-04-02’,  1, CURRENT_TIMESTAMP, CURRENT_TIMESTAMP);" calcext:value-type="string">
            <text:p>INSERT INTO member VALUES (6, ‘12056107’, ‘橘 良彦’, ‘231-0862’, ‘神奈川県横浜市中区山手町2-5-9山手町タワー418’, ‘080-6431-9202’, ‘momokatezuka@wjhpjivinw.hgl’, ‘1997-04-02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58439</text:p>
          </table:table-cell>
          <table:table-cell office:value-type="string" calcext:value-type="string">
            <text:p>浅田 薫</text:p>
          </table:table-cell>
          <table:table-cell office:value-type="string" calcext:value-type="string">
            <text:p>350-0236</text:p>
          </table:table-cell>
          <table:table-cell office:value-type="string" calcext:value-type="string">
            <text:p>埼玉県坂戸市花影町4-2-6</text:p>
          </table:table-cell>
          <table:table-cell office:value-type="string" calcext:value-type="string">
            <text:p>090-1133-3877</text:p>
          </table:table-cell>
          <table:table-cell office:value-type="string" calcext:value-type="string">
            <text:p>ikosugi@xsrehtx.uis.ay</text:p>
          </table:table-cell>
          <table:table-cell office:value-type="string" calcext:value-type="string">
            <text:p>1978-04-07</text:p>
          </table:table-cell>
          <table:table-cell office:value-type="float" office:value="1" calcext:value-type="float">
            <text:p>1</text:p>
          </table:table-cell>
          <table:table-cell table:formula="of:=SUBSTITUTE([.$A$1];[.A$3];[.A10])" office:value-type="string" office:string-value="INSERT INTO member VALUES (7, ‘@card’, ‘@name’, ‘@zipcode’, ‘@address’, ‘@phone’, ‘@emaill’, ‘@birthday’,  @priviledge, CURRENT_TIMESTAMP, CURRENT_TIMESTAMP);" calcext:value-type="string">
            <text:p>INSERT INTO member VALUES (7, ‘@card’, ‘@name’, ‘@zipcode’, ‘@address’, ‘@phone’, ‘@emaill’, ‘@birthday’, <text:s/>@priviledge, CURRENT_TIMESTAMP, CURRENT_TIMESTAMP);</text:p>
          </table:table-cell>
          <table:table-cell table:formula="of:=SUBSTITUTE([.J10];[.B$3];[.B10])" office:value-type="string" office:string-value="INSERT INTO member VALUES (7, ‘12058439’, ‘@name’, ‘@zipcode’, ‘@address’, ‘@phone’, ‘@emaill’, ‘@birthday’,  @priviledge, CURRENT_TIMESTAMP, CURRENT_TIMESTAMP);" calcext:value-type="string">
            <text:p>INSERT INTO member VALUES (7, ‘12058439’, ‘@name’, ‘@zipcode’, ‘@address’, ‘@phone’, ‘@emaill’, ‘@birthday’, <text:s/>@priviledge, CURRENT_TIMESTAMP, CURRENT_TIMESTAMP);</text:p>
          </table:table-cell>
          <table:table-cell table:formula="of:=SUBSTITUTE([.K10];[.C$3];[.C10])" office:value-type="string" office:string-value="INSERT INTO member VALUES (7, ‘12058439’, ‘浅田 薫’, ‘@zipcode’, ‘@address’, ‘@phone’, ‘@emaill’, ‘@birthday’,  @priviledge, CURRENT_TIMESTAMP, CURRENT_TIMESTAMP);" calcext:value-type="string">
            <text:p>INSERT INTO member VALUES (7, ‘12058439’, ‘浅田 薫’, ‘@zipcode’, ‘@address’, ‘@phone’, ‘@emaill’, ‘@birthday’, <text:s/>@priviledge, CURRENT_TIMESTAMP, CURRENT_TIMESTAMP);</text:p>
          </table:table-cell>
          <table:table-cell table:formula="of:=SUBSTITUTE([.L10];[.D$3];[.D10])" office:value-type="string" office:string-value="INSERT INTO member VALUES (7, ‘12058439’, ‘浅田 薫’, ‘350-0236’, ‘@address’, ‘@phone’, ‘@emaill’, ‘@birthday’,  @priviledge, CURRENT_TIMESTAMP, CURRENT_TIMESTAMP);" calcext:value-type="string">
            <text:p>INSERT INTO member VALUES (7, ‘12058439’, ‘浅田 薫’, ‘350-0236’, ‘@address’, ‘@phone’, ‘@emaill’, ‘@birthday’, <text:s/>@priviledge, CURRENT_TIMESTAMP, CURRENT_TIMESTAMP);</text:p>
          </table:table-cell>
          <table:table-cell table:formula="of:=SUBSTITUTE([.M10];[.E$3];[.E10])" office:value-type="string" office:string-value="INSERT INTO member VALUES (7, ‘12058439’, ‘浅田 薫’, ‘350-0236’, ‘埼玉県坂戸市花影町4-2-6’, ‘@phone’, ‘@emaill’, ‘@birthday’,  @priviledge, CURRENT_TIMESTAMP, CURRENT_TIMESTAMP);" calcext:value-type="string">
            <text:p>INSERT INTO member VALUES (7, ‘12058439’, ‘浅田 薫’, ‘350-0236’, ‘埼玉県坂戸市花影町4-2-6’, ‘@phone’, ‘@emaill’, ‘@birthday’, <text:s/>@priviledge, CURRENT_TIMESTAMP, CURRENT_TIMESTAMP);</text:p>
          </table:table-cell>
          <table:table-cell table:formula="of:=SUBSTITUTE([.N10];[.F$3];[.F10])" office:value-type="string" office:string-value="INSERT INTO member VALUES (7, ‘12058439’, ‘浅田 薫’, ‘350-0236’, ‘埼玉県坂戸市花影町4-2-6’, ‘090-1133-3877’, ‘@emaill’, ‘@birthday’,  @priviledge, CURRENT_TIMESTAMP, CURRENT_TIMESTAMP);" calcext:value-type="string">
            <text:p>INSERT INTO member VALUES (7, ‘12058439’, ‘浅田 薫’, ‘350-0236’, ‘埼玉県坂戸市花影町4-2-6’, ‘090-1133-3877’, ‘@emaill’, ‘@birthday’, <text:s/>@priviledge, CURRENT_TIMESTAMP, CURRENT_TIMESTAMP);</text:p>
          </table:table-cell>
          <table:table-cell table:formula="of:=SUBSTITUTE([.O10];[.G$3];[.G10])" office:value-type="string" office:string-value="INSERT INTO member VALUES (7, ‘12058439’, ‘浅田 薫’, ‘350-0236’, ‘埼玉県坂戸市花影町4-2-6’, ‘090-1133-3877’, ‘ikosugi@xsrehtx.uis.ayl’, ‘@birthday’,  @priviledge, CURRENT_TIMESTAMP, CURRENT_TIMESTAMP);" calcext:value-type="string">
            <text:p>INSERT INTO member VALUES (7, ‘12058439’, ‘浅田 薫’, ‘350-0236’, ‘埼玉県坂戸市花影町4-2-6’, ‘090-1133-3877’, ‘ikosugi@xsrehtx.uis.ayl’, ‘@birthday’, <text:s/>@priviledge, CURRENT_TIMESTAMP, CURRENT_TIMESTAMP);</text:p>
          </table:table-cell>
          <table:table-cell table:formula="of:=SUBSTITUTE([.P10];[.H$3];[.H10])" office:value-type="string" office:string-value="INSERT INTO member VALUES (7, ‘12058439’, ‘浅田 薫’, ‘350-0236’, ‘埼玉県坂戸市花影町4-2-6’, ‘090-1133-3877’, ‘ikosugi@xsrehtx.uis.ayl’, ‘1978-04-07’,  @priviledge, CURRENT_TIMESTAMP, CURRENT_TIMESTAMP);" calcext:value-type="string">
            <text:p>INSERT INTO member VALUES (7, ‘12058439’, ‘浅田 薫’, ‘350-0236’, ‘埼玉県坂戸市花影町4-2-6’, ‘090-1133-3877’, ‘ikosugi@xsrehtx.uis.ayl’, ‘1978-04-07’, <text:s/>@priviledge, CURRENT_TIMESTAMP, CURRENT_TIMESTAMP);</text:p>
          </table:table-cell>
          <table:table-cell table:style-name="ce8" table:formula="of:=SUBSTITUTE([.Q10];[.I$3];[.I10])" office:value-type="string" office:string-value="INSERT INTO member VALUES (7, ‘12058439’, ‘浅田 薫’, ‘350-0236’, ‘埼玉県坂戸市花影町4-2-6’, ‘090-1133-3877’, ‘ikosugi@xsrehtx.uis.ayl’, ‘1978-04-07’,  1, CURRENT_TIMESTAMP, CURRENT_TIMESTAMP);" calcext:value-type="string">
            <text:p>INSERT INTO member VALUES (7, ‘12058439’, ‘浅田 薫’, ‘350-0236’, ‘埼玉県坂戸市花影町4-2-6’, ‘090-1133-3877’, ‘ikosugi@xsrehtx.uis.ayl’, ‘1978-04-07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2053546</text:p>
          </table:table-cell>
          <table:table-cell office:value-type="string" calcext:value-type="string">
            <text:p>大坪 健之</text:p>
          </table:table-cell>
          <table:table-cell office:value-type="string" calcext:value-type="string">
            <text:p>240-0115</text:p>
          </table:table-cell>
          <table:table-cell office:value-type="string" calcext:value-type="string">
            <text:p>神奈川県三浦郡葉山町上山口4-6-10</text:p>
          </table:table-cell>
          <table:table-cell office:value-type="string" calcext:value-type="string">
            <text:p>045-233-6994</text:p>
          </table:table-cell>
          <table:table-cell office:value-type="string" calcext:value-type="string">
            <text:p>kiyoshi28954@vvxni.tr</text:p>
          </table:table-cell>
          <table:table-cell office:value-type="string" calcext:value-type="string">
            <text:p>1999-08-31</text:p>
          </table:table-cell>
          <table:table-cell office:value-type="float" office:value="1" calcext:value-type="float">
            <text:p>1</text:p>
          </table:table-cell>
          <table:table-cell table:formula="of:=SUBSTITUTE([.$A$1];[.A$3];[.A11])" office:value-type="string" office:string-value="INSERT INTO member VALUES (8, ‘@card’, ‘@name’, ‘@zipcode’, ‘@address’, ‘@phone’, ‘@emaill’, ‘@birthday’,  @priviledge, CURRENT_TIMESTAMP, CURRENT_TIMESTAMP);" calcext:value-type="string">
            <text:p>INSERT INTO member VALUES (8, ‘@card’, ‘@name’, ‘@zipcode’, ‘@address’, ‘@phone’, ‘@emaill’, ‘@birthday’, <text:s/>@priviledge, CURRENT_TIMESTAMP, CURRENT_TIMESTAMP);</text:p>
          </table:table-cell>
          <table:table-cell table:formula="of:=SUBSTITUTE([.J11];[.B$3];[.B11])" office:value-type="string" office:string-value="INSERT INTO member VALUES (8, ‘12053546’, ‘@name’, ‘@zipcode’, ‘@address’, ‘@phone’, ‘@emaill’, ‘@birthday’,  @priviledge, CURRENT_TIMESTAMP, CURRENT_TIMESTAMP);" calcext:value-type="string">
            <text:p>INSERT INTO member VALUES (8, ‘12053546’, ‘@name’, ‘@zipcode’, ‘@address’, ‘@phone’, ‘@emaill’, ‘@birthday’, <text:s/>@priviledge, CURRENT_TIMESTAMP, CURRENT_TIMESTAMP);</text:p>
          </table:table-cell>
          <table:table-cell table:formula="of:=SUBSTITUTE([.K11];[.C$3];[.C11])" office:value-type="string" office:string-value="INSERT INTO member VALUES (8, ‘12053546’, ‘大坪 健之’, ‘@zipcode’, ‘@address’, ‘@phone’, ‘@emaill’, ‘@birthday’,  @priviledge, CURRENT_TIMESTAMP, CURRENT_TIMESTAMP);" calcext:value-type="string">
            <text:p>INSERT INTO member VALUES (8, ‘12053546’, ‘大坪 健之’, ‘@zipcode’, ‘@address’, ‘@phone’, ‘@emaill’, ‘@birthday’, <text:s/>@priviledge, CURRENT_TIMESTAMP, CURRENT_TIMESTAMP);</text:p>
          </table:table-cell>
          <table:table-cell table:formula="of:=SUBSTITUTE([.L11];[.D$3];[.D11])" office:value-type="string" office:string-value="INSERT INTO member VALUES (8, ‘12053546’, ‘大坪 健之’, ‘240-0115’, ‘@address’, ‘@phone’, ‘@emaill’, ‘@birthday’,  @priviledge, CURRENT_TIMESTAMP, CURRENT_TIMESTAMP);" calcext:value-type="string">
            <text:p>INSERT INTO member VALUES (8, ‘12053546’, ‘大坪 健之’, ‘240-0115’, ‘@address’, ‘@phone’, ‘@emaill’, ‘@birthday’, <text:s/>@priviledge, CURRENT_TIMESTAMP, CURRENT_TIMESTAMP);</text:p>
          </table:table-cell>
          <table:table-cell table:formula="of:=SUBSTITUTE([.M11];[.E$3];[.E11])" office:value-type="string" office:string-value="INSERT INTO member VALUES (8, ‘12053546’, ‘大坪 健之’, ‘240-0115’, ‘神奈川県三浦郡葉山町上山口4-6-10’, ‘@phone’, ‘@emaill’, ‘@birthday’,  @priviledge, CURRENT_TIMESTAMP, CURRENT_TIMESTAMP);" calcext:value-type="string">
            <text:p>INSERT INTO member VALUES (8, ‘12053546’, ‘大坪 健之’, ‘240-0115’, ‘神奈川県三浦郡葉山町上山口4-6-10’, ‘@phone’, ‘@emaill’, ‘@birthday’, <text:s/>@priviledge, CURRENT_TIMESTAMP, CURRENT_TIMESTAMP);</text:p>
          </table:table-cell>
          <table:table-cell table:formula="of:=SUBSTITUTE([.N11];[.F$3];[.F11])" office:value-type="string" office:string-value="INSERT INTO member VALUES (8, ‘12053546’, ‘大坪 健之’, ‘240-0115’, ‘神奈川県三浦郡葉山町上山口4-6-10’, ‘045-233-6994’, ‘@emaill’, ‘@birthday’,  @priviledge, CURRENT_TIMESTAMP, CURRENT_TIMESTAMP);" calcext:value-type="string">
            <text:p>INSERT INTO member VALUES (8, ‘12053546’, ‘大坪 健之’, ‘240-0115’, ‘神奈川県三浦郡葉山町上山口4-6-10’, ‘045-233-6994’, ‘@emaill’, ‘@birthday’, <text:s/>@priviledge, CURRENT_TIMESTAMP, CURRENT_TIMESTAMP);</text:p>
          </table:table-cell>
          <table:table-cell table:formula="of:=SUBSTITUTE([.O11];[.G$3];[.G11])" office:value-type="string" office:string-value="INSERT INTO member VALUES (8, ‘12053546’, ‘大坪 健之’, ‘240-0115’, ‘神奈川県三浦郡葉山町上山口4-6-10’, ‘045-233-6994’, ‘kiyoshi28954@vvxni.trl’, ‘@birthday’,  @priviledge, CURRENT_TIMESTAMP, CURRENT_TIMESTAMP);" calcext:value-type="string">
            <text:p>INSERT INTO member VALUES (8, ‘12053546’, ‘大坪 健之’, ‘240-0115’, ‘神奈川県三浦郡葉山町上山口4-6-10’, ‘045-233-6994’, ‘kiyoshi28954@vvxni.trl’, ‘@birthday’, <text:s/>@priviledge, CURRENT_TIMESTAMP, CURRENT_TIMESTAMP);</text:p>
          </table:table-cell>
          <table:table-cell table:formula="of:=SUBSTITUTE([.P11];[.H$3];[.H11])" office:value-type="string" office:string-value="INSERT INTO member VALUES (8, ‘12053546’, ‘大坪 健之’, ‘240-0115’, ‘神奈川県三浦郡葉山町上山口4-6-10’, ‘045-233-6994’, ‘kiyoshi28954@vvxni.trl’, ‘1999-08-31’,  @priviledge, CURRENT_TIMESTAMP, CURRENT_TIMESTAMP);" calcext:value-type="string">
            <text:p>INSERT INTO member VALUES (8, ‘12053546’, ‘大坪 健之’, ‘240-0115’, ‘神奈川県三浦郡葉山町上山口4-6-10’, ‘045-233-6994’, ‘kiyoshi28954@vvxni.trl’, ‘1999-08-31’, <text:s/>@priviledge, CURRENT_TIMESTAMP, CURRENT_TIMESTAMP);</text:p>
          </table:table-cell>
          <table:table-cell table:style-name="ce9" table:formula="of:=SUBSTITUTE([.Q11];[.I$3];[.I11])" office:value-type="string" office:string-value="INSERT INTO member VALUES (8, ‘12053546’, ‘大坪 健之’, ‘240-0115’, ‘神奈川県三浦郡葉山町上山口4-6-10’, ‘045-233-6994’, ‘kiyoshi28954@vvxni.trl’, ‘1999-08-31’,  1, CURRENT_TIMESTAMP, CURRENT_TIMESTAMP);" calcext:value-type="string">
            <text:p>INSERT INTO member VALUES (8, ‘12053546’, ‘大坪 健之’, ‘240-0115’, ‘神奈川県三浦郡葉山町上山口4-6-10’, ‘045-233-6994’, ‘kiyoshi28954@vvxni.trl’, ‘1999-08-31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2059522</text:p>
          </table:table-cell>
          <table:table-cell office:value-type="string" calcext:value-type="string">
            <text:p>宮崎 佑奈</text:p>
          </table:table-cell>
          <table:table-cell office:value-type="string" calcext:value-type="string">
            <text:p>162-0855</text:p>
          </table:table-cell>
          <table:table-cell office:value-type="string" calcext:value-type="string">
            <text:p>東京都新宿区二十騎町2-11-13</text:p>
          </table:table-cell>
          <table:table-cell office:value-type="string" calcext:value-type="string">
            <text:p>03-6132-2580</text:p>
          </table:table-cell>
          <table:table-cell office:value-type="string" calcext:value-type="string">
            <text:p>kotonagashima@bapxac.af.hbb</text:p>
          </table:table-cell>
          <table:table-cell office:value-type="string" calcext:value-type="string">
            <text:p>1991-07-15</text:p>
          </table:table-cell>
          <table:table-cell office:value-type="float" office:value="0" calcext:value-type="float">
            <text:p>0</text:p>
          </table:table-cell>
          <table:table-cell table:formula="of:=SUBSTITUTE([.$A$1];[.A$3];[.A12])" office:value-type="string" office:string-value="INSERT INTO member VALUES (9, ‘@card’, ‘@name’, ‘@zipcode’, ‘@address’, ‘@phone’, ‘@emaill’, ‘@birthday’,  @priviledge, CURRENT_TIMESTAMP, CURRENT_TIMESTAMP);" calcext:value-type="string">
            <text:p>INSERT INTO member VALUES (9, ‘@card’, ‘@name’, ‘@zipcode’, ‘@address’, ‘@phone’, ‘@emaill’, ‘@birthday’, <text:s/>@priviledge, CURRENT_TIMESTAMP, CURRENT_TIMESTAMP);</text:p>
          </table:table-cell>
          <table:table-cell table:formula="of:=SUBSTITUTE([.J12];[.B$3];[.B12])" office:value-type="string" office:string-value="INSERT INTO member VALUES (9, ‘12059522’, ‘@name’, ‘@zipcode’, ‘@address’, ‘@phone’, ‘@emaill’, ‘@birthday’,  @priviledge, CURRENT_TIMESTAMP, CURRENT_TIMESTAMP);" calcext:value-type="string">
            <text:p>INSERT INTO member VALUES (9, ‘12059522’, ‘@name’, ‘@zipcode’, ‘@address’, ‘@phone’, ‘@emaill’, ‘@birthday’, <text:s/>@priviledge, CURRENT_TIMESTAMP, CURRENT_TIMESTAMP);</text:p>
          </table:table-cell>
          <table:table-cell table:formula="of:=SUBSTITUTE([.K12];[.C$3];[.C12])" office:value-type="string" office:string-value="INSERT INTO member VALUES (9, ‘12059522’, ‘宮崎 佑奈’, ‘@zipcode’, ‘@address’, ‘@phone’, ‘@emaill’, ‘@birthday’,  @priviledge, CURRENT_TIMESTAMP, CURRENT_TIMESTAMP);" calcext:value-type="string">
            <text:p>INSERT INTO member VALUES (9, ‘12059522’, ‘宮崎 佑奈’, ‘@zipcode’, ‘@address’, ‘@phone’, ‘@emaill’, ‘@birthday’, <text:s/>@priviledge, CURRENT_TIMESTAMP, CURRENT_TIMESTAMP);</text:p>
          </table:table-cell>
          <table:table-cell table:formula="of:=SUBSTITUTE([.L12];[.D$3];[.D12])" office:value-type="string" office:string-value="INSERT INTO member VALUES (9, ‘12059522’, ‘宮崎 佑奈’, ‘162-0855’, ‘@address’, ‘@phone’, ‘@emaill’, ‘@birthday’,  @priviledge, CURRENT_TIMESTAMP, CURRENT_TIMESTAMP);" calcext:value-type="string">
            <text:p>INSERT INTO member VALUES (9, ‘12059522’, ‘宮崎 佑奈’, ‘162-0855’, ‘@address’, ‘@phone’, ‘@emaill’, ‘@birthday’, <text:s/>@priviledge, CURRENT_TIMESTAMP, CURRENT_TIMESTAMP);</text:p>
          </table:table-cell>
          <table:table-cell table:formula="of:=SUBSTITUTE([.M12];[.E$3];[.E12])" office:value-type="string" office:string-value="INSERT INTO member VALUES (9, ‘12059522’, ‘宮崎 佑奈’, ‘162-0855’, ‘東京都新宿区二十騎町2-11-13’, ‘@phone’, ‘@emaill’, ‘@birthday’,  @priviledge, CURRENT_TIMESTAMP, CURRENT_TIMESTAMP);" calcext:value-type="string">
            <text:p>INSERT INTO member VALUES (9, ‘12059522’, ‘宮崎 佑奈’, ‘162-0855’, ‘東京都新宿区二十騎町2-11-13’, ‘@phone’, ‘@emaill’, ‘@birthday’, <text:s/>@priviledge, CURRENT_TIMESTAMP, CURRENT_TIMESTAMP);</text:p>
          </table:table-cell>
          <table:table-cell table:formula="of:=SUBSTITUTE([.N12];[.F$3];[.F12])" office:value-type="string" office:string-value="INSERT INTO member VALUES (9, ‘12059522’, ‘宮崎 佑奈’, ‘162-0855’, ‘東京都新宿区二十騎町2-11-13’, ‘03-6132-2580’, ‘@emaill’, ‘@birthday’,  @priviledge, CURRENT_TIMESTAMP, CURRENT_TIMESTAMP);" calcext:value-type="string">
            <text:p>INSERT INTO member VALUES (9, ‘12059522’, ‘宮崎 佑奈’, ‘162-0855’, ‘東京都新宿区二十騎町2-11-13’, ‘03-6132-2580’, ‘@emaill’, ‘@birthday’, <text:s/>@priviledge, CURRENT_TIMESTAMP, CURRENT_TIMESTAMP);</text:p>
          </table:table-cell>
          <table:table-cell table:formula="of:=SUBSTITUTE([.O12];[.G$3];[.G12])" office:value-type="string" office:string-value="INSERT INTO member VALUES (9, ‘12059522’, ‘宮崎 佑奈’, ‘162-0855’, ‘東京都新宿区二十騎町2-11-13’, ‘03-6132-2580’, ‘kotonagashima@bapxac.af.hbbl’, ‘@birthday’,  @priviledge, CURRENT_TIMESTAMP, CURRENT_TIMESTAMP);" calcext:value-type="string">
            <text:p>INSERT INTO member VALUES (9, ‘12059522’, ‘宮崎 佑奈’, ‘162-0855’, ‘東京都新宿区二十騎町2-11-13’, ‘03-6132-2580’, ‘kotonagashima@bapxac.af.hbbl’, ‘@birthday’, <text:s/>@priviledge, CURRENT_TIMESTAMP, CURRENT_TIMESTAMP);</text:p>
          </table:table-cell>
          <table:table-cell table:formula="of:=SUBSTITUTE([.P12];[.H$3];[.H12])" office:value-type="string" office:string-value="INSERT INTO member VALUES (9, ‘12059522’, ‘宮崎 佑奈’, ‘162-0855’, ‘東京都新宿区二十騎町2-11-13’, ‘03-6132-2580’, ‘kotonagashima@bapxac.af.hbbl’, ‘1991-07-15’,  @priviledge, CURRENT_TIMESTAMP, CURRENT_TIMESTAMP);" calcext:value-type="string">
            <text:p>INSERT INTO member VALUES (9, ‘12059522’, ‘宮崎 佑奈’, ‘162-0855’, ‘東京都新宿区二十騎町2-11-13’, ‘03-6132-2580’, ‘kotonagashima@bapxac.af.hbbl’, ‘1991-07-15’, <text:s/>@priviledge, CURRENT_TIMESTAMP, CURRENT_TIMESTAMP);</text:p>
          </table:table-cell>
          <table:table-cell table:style-name="ce9" table:formula="of:=SUBSTITUTE([.Q12];[.I$3];[.I12])" office:value-type="string" office:string-value="INSERT INTO member VALUES (9, ‘12059522’, ‘宮崎 佑奈’, ‘162-0855’, ‘東京都新宿区二十騎町2-11-13’, ‘03-6132-2580’, ‘kotonagashima@bapxac.af.hbbl’, ‘1991-07-15’,  0, CURRENT_TIMESTAMP, CURRENT_TIMESTAMP);" calcext:value-type="string">
            <text:p>INSERT INTO member VALUES (9, ‘12059522’, ‘宮崎 佑奈’, ‘162-0855’, ‘東京都新宿区二十騎町2-11-13’, ‘03-6132-2580’, ‘kotonagashima@bapxac.af.hbbl’, ‘1991-07-15’, <text:s/>0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2059876</text:p>
          </table:table-cell>
          <table:table-cell office:value-type="string" calcext:value-type="string">
            <text:p>磯野 千明</text:p>
          </table:table-cell>
          <table:table-cell office:value-type="string" calcext:value-type="string">
            <text:p>221-0046</text:p>
          </table:table-cell>
          <table:table-cell office:value-type="string" calcext:value-type="string">
            <text:p>神奈川県横浜市神奈川区神奈川本町1-1-16プレイス神奈川本町104</text:p>
          </table:table-cell>
          <table:table-cell office:value-type="string" calcext:value-type="string">
            <text:p>0460-98-4477</text:p>
          </table:table-cell>
          <table:table-cell office:value-type="string" calcext:value-type="string">
            <text:p>uta_morikawa@rpifyldrxc.uz</text:p>
          </table:table-cell>
          <table:table-cell office:value-type="string" calcext:value-type="string">
            <text:p>1978-11-12</text:p>
          </table:table-cell>
          <table:table-cell office:value-type="float" office:value="1" calcext:value-type="float">
            <text:p>1</text:p>
          </table:table-cell>
          <table:table-cell table:formula="of:=SUBSTITUTE([.$A$1];[.A$3];[.A13])" office:value-type="string" office:string-value="INSERT INTO member VALUES (10, ‘@card’, ‘@name’, ‘@zipcode’, ‘@address’, ‘@phone’, ‘@emaill’, ‘@birthday’,  @priviledge, CURRENT_TIMESTAMP, CURRENT_TIMESTAMP);" calcext:value-type="string">
            <text:p>INSERT INTO member VALUES (10, ‘@card’, ‘@name’, ‘@zipcode’, ‘@address’, ‘@phone’, ‘@emaill’, ‘@birthday’, <text:s/>@priviledge, CURRENT_TIMESTAMP, CURRENT_TIMESTAMP);</text:p>
          </table:table-cell>
          <table:table-cell table:formula="of:=SUBSTITUTE([.J13];[.B$3];[.B13])" office:value-type="string" office:string-value="INSERT INTO member VALUES (10, ‘12059876’, ‘@name’, ‘@zipcode’, ‘@address’, ‘@phone’, ‘@emaill’, ‘@birthday’,  @priviledge, CURRENT_TIMESTAMP, CURRENT_TIMESTAMP);" calcext:value-type="string">
            <text:p>INSERT INTO member VALUES (10, ‘12059876’, ‘@name’, ‘@zipcode’, ‘@address’, ‘@phone’, ‘@emaill’, ‘@birthday’, <text:s/>@priviledge, CURRENT_TIMESTAMP, CURRENT_TIMESTAMP);</text:p>
          </table:table-cell>
          <table:table-cell table:formula="of:=SUBSTITUTE([.K13];[.C$3];[.C13])" office:value-type="string" office:string-value="INSERT INTO member VALUES (10, ‘12059876’, ‘磯野 千明’, ‘@zipcode’, ‘@address’, ‘@phone’, ‘@emaill’, ‘@birthday’,  @priviledge, CURRENT_TIMESTAMP, CURRENT_TIMESTAMP);" calcext:value-type="string">
            <text:p>INSERT INTO member VALUES (10, ‘12059876’, ‘磯野 千明’, ‘@zipcode’, ‘@address’, ‘@phone’, ‘@emaill’, ‘@birthday’, <text:s/>@priviledge, CURRENT_TIMESTAMP, CURRENT_TIMESTAMP);</text:p>
          </table:table-cell>
          <table:table-cell table:formula="of:=SUBSTITUTE([.L13];[.D$3];[.D13])" office:value-type="string" office:string-value="INSERT INTO member VALUES (10, ‘12059876’, ‘磯野 千明’, ‘221-0046’, ‘@address’, ‘@phone’, ‘@emaill’, ‘@birthday’,  @priviledge, CURRENT_TIMESTAMP, CURRENT_TIMESTAMP);" calcext:value-type="string">
            <text:p>INSERT INTO member VALUES (10, ‘12059876’, ‘磯野 千明’, ‘221-0046’, ‘@address’, ‘@phone’, ‘@emaill’, ‘@birthday’, <text:s/>@priviledge, CURRENT_TIMESTAMP, CURRENT_TIMESTAMP);</text:p>
          </table:table-cell>
          <table:table-cell table:formula="of:=SUBSTITUTE([.M13];[.E$3];[.E13])" office:value-type="string" office:string-value="INSERT INTO member VALUES (10, ‘12059876’, ‘磯野 千明’, ‘221-0046’, ‘神奈川県横浜市神奈川区神奈川本町1-1-16プレイス神奈川本町104’, ‘@phone’, ‘@emaill’, ‘@birthday’,  @priviledge, CURRENT_TIMESTAMP, CURRENT_TIMESTAMP);" calcext:value-type="string">
            <text:p>INSERT INTO member VALUES (10, ‘12059876’, ‘磯野 千明’, ‘221-0046’, ‘神奈川県横浜市神奈川区神奈川本町1-1-16プレイス神奈川本町104’, ‘@phone’, ‘@emaill’, ‘@birthday’, <text:s/>@priviledge, CURRENT_TIMESTAMP, CURRENT_TIMESTAMP);</text:p>
          </table:table-cell>
          <table:table-cell table:formula="of:=SUBSTITUTE([.N13];[.F$3];[.F13])" office:value-type="string" office:string-value="INSERT INTO member VALUES (10, ‘12059876’, ‘磯野 千明’, ‘221-0046’, ‘神奈川県横浜市神奈川区神奈川本町1-1-16プレイス神奈川本町104’, ‘0460-98-4477’, ‘@emaill’, ‘@birthday’,  @priviledge, CURRENT_TIMESTAMP, CURRENT_TIMESTAMP);" calcext:value-type="string">
            <text:p>INSERT INTO member VALUES (10, ‘12059876’, ‘磯野 千明’, ‘221-0046’, ‘神奈川県横浜市神奈川区神奈川本町1-1-16プレイス神奈川本町104’, ‘0460-98-4477’, ‘@emaill’, ‘@birthday’, <text:s/>@priviledge, CURRENT_TIMESTAMP, CURRENT_TIMESTAMP);</text:p>
          </table:table-cell>
          <table:table-cell table:formula="of:=SUBSTITUTE([.O13];[.G$3];[.G13])" office:value-type="string" office:string-value="INSERT INTO member VALUES (10, ‘12059876’, ‘磯野 千明’, ‘221-0046’, ‘神奈川県横浜市神奈川区神奈川本町1-1-16プレイス神奈川本町104’, ‘0460-98-4477’, ‘uta_morikawa@rpifyldrxc.uzl’, ‘@birthday’,  @priviledge, CURRENT_TIMESTAMP, CURRENT_TIMESTAMP);" calcext:value-type="string">
            <text:p>INSERT INTO member VALUES (10, ‘12059876’, ‘磯野 千明’, ‘221-0046’, ‘神奈川県横浜市神奈川区神奈川本町1-1-16プレイス神奈川本町104’, ‘0460-98-4477’, ‘uta_morikawa@rpifyldrxc.uzl’, ‘@birthday’, <text:s/>@priviledge, CURRENT_TIMESTAMP, CURRENT_TIMESTAMP);</text:p>
          </table:table-cell>
          <table:table-cell table:formula="of:=SUBSTITUTE([.P13];[.H$3];[.H13])" office:value-type="string" office:string-value="INSERT INTO member VALUES (10, ‘12059876’, ‘磯野 千明’, ‘221-0046’, ‘神奈川県横浜市神奈川区神奈川本町1-1-16プレイス神奈川本町104’, ‘0460-98-4477’, ‘uta_morikawa@rpifyldrxc.uzl’, ‘1978-11-12’,  @priviledge, CURRENT_TIMESTAMP, CURRENT_TIMESTAMP);" calcext:value-type="string">
            <text:p>INSERT INTO member VALUES (10, ‘12059876’, ‘磯野 千明’, ‘221-0046’, ‘神奈川県横浜市神奈川区神奈川本町1-1-16プレイス神奈川本町104’, ‘0460-98-4477’, ‘uta_morikawa@rpifyldrxc.uzl’, ‘1978-11-12’, <text:s/>@priviledge, CURRENT_TIMESTAMP, CURRENT_TIMESTAMP);</text:p>
          </table:table-cell>
          <table:table-cell table:style-name="ce9" table:formula="of:=SUBSTITUTE([.Q13];[.I$3];[.I13])" office:value-type="string" office:string-value="INSERT INTO member VALUES (10, ‘12059876’, ‘磯野 千明’, ‘221-0046’, ‘神奈川県横浜市神奈川区神奈川本町1-1-16プレイス神奈川本町104’, ‘0460-98-4477’, ‘uta_morikawa@rpifyldrxc.uzl’, ‘1978-11-12’,  1, CURRENT_TIMESTAMP, CURRENT_TIMESTAMP);" calcext:value-type="string">
            <text:p>INSERT INTO member VALUES (10, ‘12059876’, ‘磯野 千明’, ‘221-0046’, ‘神奈川県横浜市神奈川区神奈川本町1-1-16プレイス神奈川本町104’, ‘0460-98-4477’, ‘uta_morikawa@rpifyldrxc.uzl’, ‘1978-11-12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2050513</text:p>
          </table:table-cell>
          <table:table-cell office:value-type="string" calcext:value-type="string">
            <text:p>木本 真治</text:p>
          </table:table-cell>
          <table:table-cell office:value-type="string" calcext:value-type="string">
            <text:p>289-2112</text:p>
          </table:table-cell>
          <table:table-cell office:value-type="string" calcext:value-type="string">
            <text:p>千葉県匝瑳市荻野4-7-2</text:p>
          </table:table-cell>
          <table:table-cell office:value-type="string" calcext:value-type="string">
            <text:p>04-2780-3321</text:p>
          </table:table-cell>
          <table:table-cell office:value-type="string" calcext:value-type="string">
            <text:p>Toshiyuki_Mogi@knpujixrgb.zyry.pu</text:p>
          </table:table-cell>
          <table:table-cell office:value-type="string" calcext:value-type="string">
            <text:p>1984-07-23</text:p>
          </table:table-cell>
          <table:table-cell office:value-type="float" office:value="1" calcext:value-type="float">
            <text:p>1</text:p>
          </table:table-cell>
          <table:table-cell table:formula="of:=SUBSTITUTE([.$A$1];[.A$3];[.A14])" office:value-type="string" office:string-value="INSERT INTO member VALUES (11, ‘@card’, ‘@name’, ‘@zipcode’, ‘@address’, ‘@phone’, ‘@emaill’, ‘@birthday’,  @priviledge, CURRENT_TIMESTAMP, CURRENT_TIMESTAMP);" calcext:value-type="string">
            <text:p>INSERT INTO member VALUES (11, ‘@card’, ‘@name’, ‘@zipcode’, ‘@address’, ‘@phone’, ‘@emaill’, ‘@birthday’, <text:s/>@priviledge, CURRENT_TIMESTAMP, CURRENT_TIMESTAMP);</text:p>
          </table:table-cell>
          <table:table-cell table:formula="of:=SUBSTITUTE([.J14];[.B$3];[.B14])" office:value-type="string" office:string-value="INSERT INTO member VALUES (11, ‘12050513’, ‘@name’, ‘@zipcode’, ‘@address’, ‘@phone’, ‘@emaill’, ‘@birthday’,  @priviledge, CURRENT_TIMESTAMP, CURRENT_TIMESTAMP);" calcext:value-type="string">
            <text:p>INSERT INTO member VALUES (11, ‘12050513’, ‘@name’, ‘@zipcode’, ‘@address’, ‘@phone’, ‘@emaill’, ‘@birthday’, <text:s/>@priviledge, CURRENT_TIMESTAMP, CURRENT_TIMESTAMP);</text:p>
          </table:table-cell>
          <table:table-cell table:formula="of:=SUBSTITUTE([.K14];[.C$3];[.C14])" office:value-type="string" office:string-value="INSERT INTO member VALUES (11, ‘12050513’, ‘木本 真治’, ‘@zipcode’, ‘@address’, ‘@phone’, ‘@emaill’, ‘@birthday’,  @priviledge, CURRENT_TIMESTAMP, CURRENT_TIMESTAMP);" calcext:value-type="string">
            <text:p>INSERT INTO member VALUES (11, ‘12050513’, ‘木本 真治’, ‘@zipcode’, ‘@address’, ‘@phone’, ‘@emaill’, ‘@birthday’, <text:s/>@priviledge, CURRENT_TIMESTAMP, CURRENT_TIMESTAMP);</text:p>
          </table:table-cell>
          <table:table-cell table:formula="of:=SUBSTITUTE([.L14];[.D$3];[.D14])" office:value-type="string" office:string-value="INSERT INTO member VALUES (11, ‘12050513’, ‘木本 真治’, ‘289-2112’, ‘@address’, ‘@phone’, ‘@emaill’, ‘@birthday’,  @priviledge, CURRENT_TIMESTAMP, CURRENT_TIMESTAMP);" calcext:value-type="string">
            <text:p>INSERT INTO member VALUES (11, ‘12050513’, ‘木本 真治’, ‘289-2112’, ‘@address’, ‘@phone’, ‘@emaill’, ‘@birthday’, <text:s/>@priviledge, CURRENT_TIMESTAMP, CURRENT_TIMESTAMP);</text:p>
          </table:table-cell>
          <table:table-cell table:formula="of:=SUBSTITUTE([.M14];[.E$3];[.E14])" office:value-type="string" office:string-value="INSERT INTO member VALUES (11, ‘12050513’, ‘木本 真治’, ‘289-2112’, ‘千葉県匝瑳市荻野4-7-2’, ‘@phone’, ‘@emaill’, ‘@birthday’,  @priviledge, CURRENT_TIMESTAMP, CURRENT_TIMESTAMP);" calcext:value-type="string">
            <text:p>INSERT INTO member VALUES (11, ‘12050513’, ‘木本 真治’, ‘289-2112’, ‘千葉県匝瑳市荻野4-7-2’, ‘@phone’, ‘@emaill’, ‘@birthday’, <text:s/>@priviledge, CURRENT_TIMESTAMP, CURRENT_TIMESTAMP);</text:p>
          </table:table-cell>
          <table:table-cell table:formula="of:=SUBSTITUTE([.N14];[.F$3];[.F14])" office:value-type="string" office:string-value="INSERT INTO member VALUES (11, ‘12050513’, ‘木本 真治’, ‘289-2112’, ‘千葉県匝瑳市荻野4-7-2’, ‘04-2780-3321’, ‘@emaill’, ‘@birthday’,  @priviledge, CURRENT_TIMESTAMP, CURRENT_TIMESTAMP);" calcext:value-type="string">
            <text:p>INSERT INTO member VALUES (11, ‘12050513’, ‘木本 真治’, ‘289-2112’, ‘千葉県匝瑳市荻野4-7-2’, ‘04-2780-3321’, ‘@emaill’, ‘@birthday’, <text:s/>@priviledge, CURRENT_TIMESTAMP, CURRENT_TIMESTAMP);</text:p>
          </table:table-cell>
          <table:table-cell table:formula="of:=SUBSTITUTE([.O14];[.G$3];[.G14])" office:value-type="string" office:string-value="INSERT INTO member VALUES (11, ‘12050513’, ‘木本 真治’, ‘289-2112’, ‘千葉県匝瑳市荻野4-7-2’, ‘04-2780-3321’, ‘Toshiyuki_Mogi@knpujixrgb.zyry.pul’, ‘@birthday’,  @priviledge, CURRENT_TIMESTAMP, CURRENT_TIMESTAMP);" calcext:value-type="string">
            <text:p>INSERT INTO member VALUES (11, ‘12050513’, ‘木本 真治’, ‘289-2112’, ‘千葉県匝瑳市荻野4-7-2’, ‘04-2780-3321’, ‘Toshiyuki_Mogi@knpujixrgb.zyry.pul’, ‘@birthday’, <text:s/>@priviledge, CURRENT_TIMESTAMP, CURRENT_TIMESTAMP);</text:p>
          </table:table-cell>
          <table:table-cell table:formula="of:=SUBSTITUTE([.P14];[.H$3];[.H14])" office:value-type="string" office:string-value="INSERT INTO member VALUES (11, ‘12050513’, ‘木本 真治’, ‘289-2112’, ‘千葉県匝瑳市荻野4-7-2’, ‘04-2780-3321’, ‘Toshiyuki_Mogi@knpujixrgb.zyry.pul’, ‘1984-07-23’,  @priviledge, CURRENT_TIMESTAMP, CURRENT_TIMESTAMP);" calcext:value-type="string">
            <text:p>INSERT INTO member VALUES (11, ‘12050513’, ‘木本 真治’, ‘289-2112’, ‘千葉県匝瑳市荻野4-7-2’, ‘04-2780-3321’, ‘Toshiyuki_Mogi@knpujixrgb.zyry.pul’, ‘1984-07-23’, <text:s/>@priviledge, CURRENT_TIMESTAMP, CURRENT_TIMESTAMP);</text:p>
          </table:table-cell>
          <table:table-cell table:style-name="ce9" table:formula="of:=SUBSTITUTE([.Q14];[.I$3];[.I14])" office:value-type="string" office:string-value="INSERT INTO member VALUES (11, ‘12050513’, ‘木本 真治’, ‘289-2112’, ‘千葉県匝瑳市荻野4-7-2’, ‘04-2780-3321’, ‘Toshiyuki_Mogi@knpujixrgb.zyry.pul’, ‘1984-07-23’,  1, CURRENT_TIMESTAMP, CURRENT_TIMESTAMP);" calcext:value-type="string">
            <text:p>INSERT INTO member VALUES (11, ‘12050513’, ‘木本 真治’, ‘289-2112’, ‘千葉県匝瑳市荻野4-7-2’, ‘04-2780-3321’, ‘Toshiyuki_Mogi@knpujixrgb.zyry.pul’, ‘1984-07-23’, <text:s/>1, CURRENT_TIMESTAMP, CURRENT_TIMESTAMP);</text:p>
          </table:table-cell>
          <table:table-cell table:number-columns-repeated="100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2054252</text:p>
          </table:table-cell>
          <table:table-cell office:value-type="string" calcext:value-type="string">
            <text:p>瀬戸 昌枝</text:p>
          </table:table-cell>
          <table:table-cell office:value-type="string" calcext:value-type="string">
            <text:p>125-0034</text:p>
          </table:table-cell>
          <table:table-cell office:value-type="string" calcext:value-type="string">
            <text:p>東京都葛飾区水元公園2-19-16タウン水元公園400</text:p>
          </table:table-cell>
          <table:table-cell office:value-type="string" calcext:value-type="string">
            <text:p>03-0948-9524</text:p>
          </table:table-cell>
          <table:table-cell office:value-type="string" calcext:value-type="string">
            <text:p>s-fohtksbibrrr=haruo359@ehpig.da</text:p>
          </table:table-cell>
          <table:table-cell office:value-type="string" calcext:value-type="string">
            <text:p>1992-04-13</text:p>
          </table:table-cell>
          <table:table-cell office:value-type="float" office:value="1" calcext:value-type="float">
            <text:p>1</text:p>
          </table:table-cell>
          <table:table-cell table:formula="of:=SUBSTITUTE([.$A$1];[.A$3];[.A15])" office:value-type="string" office:string-value="INSERT INTO member VALUES (12, ‘@card’, ‘@name’, ‘@zipcode’, ‘@address’, ‘@phone’, ‘@emaill’, ‘@birthday’,  @priviledge, CURRENT_TIMESTAMP, CURRENT_TIMESTAMP);" calcext:value-type="string">
            <text:p>INSERT INTO member VALUES (12, ‘@card’, ‘@name’, ‘@zipcode’, ‘@address’, ‘@phone’, ‘@emaill’, ‘@birthday’, <text:s/>@priviledge, CURRENT_TIMESTAMP, CURRENT_TIMESTAMP);</text:p>
          </table:table-cell>
          <table:table-cell table:formula="of:=SUBSTITUTE([.J15];[.B$3];[.B15])" office:value-type="string" office:string-value="INSERT INTO member VALUES (12, ‘12054252’, ‘@name’, ‘@zipcode’, ‘@address’, ‘@phone’, ‘@emaill’, ‘@birthday’,  @priviledge, CURRENT_TIMESTAMP, CURRENT_TIMESTAMP);" calcext:value-type="string">
            <text:p>INSERT INTO member VALUES (12, ‘12054252’, ‘@name’, ‘@zipcode’, ‘@address’, ‘@phone’, ‘@emaill’, ‘@birthday’, <text:s/>@priviledge, CURRENT_TIMESTAMP, CURRENT_TIMESTAMP);</text:p>
          </table:table-cell>
          <table:table-cell table:formula="of:=SUBSTITUTE([.K15];[.C$3];[.C15])" office:value-type="string" office:string-value="INSERT INTO member VALUES (12, ‘12054252’, ‘瀬戸 昌枝’, ‘@zipcode’, ‘@address’, ‘@phone’, ‘@emaill’, ‘@birthday’,  @priviledge, CURRENT_TIMESTAMP, CURRENT_TIMESTAMP);" calcext:value-type="string">
            <text:p>INSERT INTO member VALUES (12, ‘12054252’, ‘瀬戸 昌枝’, ‘@zipcode’, ‘@address’, ‘@phone’, ‘@emaill’, ‘@birthday’, <text:s/>@priviledge, CURRENT_TIMESTAMP, CURRENT_TIMESTAMP);</text:p>
          </table:table-cell>
          <table:table-cell table:formula="of:=SUBSTITUTE([.L15];[.D$3];[.D15])" office:value-type="string" office:string-value="INSERT INTO member VALUES (12, ‘12054252’, ‘瀬戸 昌枝’, ‘125-0034’, ‘@address’, ‘@phone’, ‘@emaill’, ‘@birthday’,  @priviledge, CURRENT_TIMESTAMP, CURRENT_TIMESTAMP);" calcext:value-type="string">
            <text:p>INSERT INTO member VALUES (12, ‘12054252’, ‘瀬戸 昌枝’, ‘125-0034’, ‘@address’, ‘@phone’, ‘@emaill’, ‘@birthday’, <text:s/>@priviledge, CURRENT_TIMESTAMP, CURRENT_TIMESTAMP);</text:p>
          </table:table-cell>
          <table:table-cell table:formula="of:=SUBSTITUTE([.M15];[.E$3];[.E15])" office:value-type="string" office:string-value="INSERT INTO member VALUES (12, ‘12054252’, ‘瀬戸 昌枝’, ‘125-0034’, ‘東京都葛飾区水元公園2-19-16タウン水元公園400’, ‘@phone’, ‘@emaill’, ‘@birthday’,  @priviledge, CURRENT_TIMESTAMP, CURRENT_TIMESTAMP);" calcext:value-type="string">
            <text:p>INSERT INTO member VALUES (12, ‘12054252’, ‘瀬戸 昌枝’, ‘125-0034’, ‘東京都葛飾区水元公園2-19-16タウン水元公園400’, ‘@phone’, ‘@emaill’, ‘@birthday’, <text:s/>@priviledge, CURRENT_TIMESTAMP, CURRENT_TIMESTAMP);</text:p>
          </table:table-cell>
          <table:table-cell table:formula="of:=SUBSTITUTE([.N15];[.F$3];[.F15])" office:value-type="string" office:string-value="INSERT INTO member VALUES (12, ‘12054252’, ‘瀬戸 昌枝’, ‘125-0034’, ‘東京都葛飾区水元公園2-19-16タウン水元公園400’, ‘03-0948-9524’, ‘@emaill’, ‘@birthday’,  @priviledge, CURRENT_TIMESTAMP, CURRENT_TIMESTAMP);" calcext:value-type="string">
            <text:p>INSERT INTO member VALUES (12, ‘12054252’, ‘瀬戸 昌枝’, ‘125-0034’, ‘東京都葛飾区水元公園2-19-16タウン水元公園400’, ‘03-0948-9524’, ‘@emaill’, ‘@birthday’, <text:s/>@priviledge, CURRENT_TIMESTAMP, CURRENT_TIMESTAMP);</text:p>
          </table:table-cell>
          <table:table-cell table:formula="of:=SUBSTITUTE([.O15];[.G$3];[.G15])" office:value-type="string" office:string-value="INSERT INTO member VALUES (12, ‘12054252’, ‘瀬戸 昌枝’, ‘125-0034’, ‘東京都葛飾区水元公園2-19-16タウン水元公園400’, ‘03-0948-9524’, ‘s-fohtksbibrrr=haruo359@ehpig.dal’, ‘@birthday’,  @priviledge, CURRENT_TIMESTAMP, CURRENT_TIMESTAMP);" calcext:value-type="string">
            <text:p>INSERT INTO member VALUES (12, ‘12054252’, ‘瀬戸 昌枝’, ‘125-0034’, ‘東京都葛飾区水元公園2-19-16タウン水元公園400’, ‘03-0948-9524’, ‘s-fohtksbibrrr=haruo359@ehpig.dal’, ‘@birthday’, <text:s/>@priviledge, CURRENT_TIMESTAMP, CURRENT_TIMESTAMP);</text:p>
          </table:table-cell>
          <table:table-cell table:formula="of:=SUBSTITUTE([.P15];[.H$3];[.H15])" office:value-type="string" office:string-value="INSERT INTO member VALUES (12, ‘12054252’, ‘瀬戸 昌枝’, ‘125-0034’, ‘東京都葛飾区水元公園2-19-16タウン水元公園400’, ‘03-0948-9524’, ‘s-fohtksbibrrr=haruo359@ehpig.dal’, ‘1992-04-13’,  @priviledge, CURRENT_TIMESTAMP, CURRENT_TIMESTAMP);" calcext:value-type="string">
            <text:p>INSERT INTO member VALUES (12, ‘12054252’, ‘瀬戸 昌枝’, ‘125-0034’, ‘東京都葛飾区水元公園2-19-16タウン水元公園400’, ‘03-0948-9524’, ‘s-fohtksbibrrr=haruo359@ehpig.dal’, ‘1992-04-13’, <text:s/>@priviledge, CURRENT_TIMESTAMP, CURRENT_TIMESTAMP);</text:p>
          </table:table-cell>
          <table:table-cell table:style-name="ce9" table:formula="of:=SUBSTITUTE([.Q15];[.I$3];[.I15])" office:value-type="string" office:string-value="INSERT INTO member VALUES (12, ‘12054252’, ‘瀬戸 昌枝’, ‘125-0034’, ‘東京都葛飾区水元公園2-19-16タウン水元公園400’, ‘03-0948-9524’, ‘s-fohtksbibrrr=haruo359@ehpig.dal’, ‘1992-04-13’,  1, CURRENT_TIMESTAMP, CURRENT_TIMESTAMP);" calcext:value-type="string">
            <text:p>INSERT INTO member VALUES (12, ‘12054252’, ‘瀬戸 昌枝’, ‘125-0034’, ‘東京都葛飾区水元公園2-19-16タウン水元公園400’, ‘03-0948-9524’, ‘s-fohtksbibrrr=haruo359@ehpig.dal’, ‘1992-04-13’, <text:s/>1, CURRENT_TIMESTAMP, CURRENT_TIMESTAMP);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2055448</text:p>
          </table:table-cell>
          <table:table-cell office:value-type="string" calcext:value-type="string">
            <text:p>小嶋 琴羽</text:p>
          </table:table-cell>
          <table:table-cell office:value-type="string" calcext:value-type="string">
            <text:p>162-0855</text:p>
          </table:table-cell>
          <table:table-cell office:value-type="string" calcext:value-type="string">
            <text:p>東京都新宿区二十騎町3-6-19</text:p>
          </table:table-cell>
          <table:table-cell office:value-type="string" calcext:value-type="string">
            <text:p>080-7292-3340</text:p>
          </table:table-cell>
          <table:table-cell office:value-type="string" calcext:value-type="string">
            <text:p>aimi40141@ttoxelnhqr.tbz.sz</text:p>
          </table:table-cell>
          <table:table-cell office:value-type="string" calcext:value-type="string">
            <text:p>1982-10-12</text:p>
          </table:table-cell>
          <table:table-cell office:value-type="float" office:value="1" calcext:value-type="float">
            <text:p>1</text:p>
          </table:table-cell>
          <table:table-cell table:number-columns-repeated="1012"/>
          <table:table-cell table:style-name="Default" table:number-columns-repeated="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資料目録・book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book VALUES (‘@id’, ‘@title’, ‘@category’, ‘@author’, ‘@publisher’, ‘@published_at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資料名</text:p>
          </table:table-cell>
          <table:table-cell office:value-type="string" calcext:value-type="string">
            <text:p>分類コード</text:p>
          </table:table-cell>
          <table:table-cell office:value-type="string" calcext:value-type="string">
            <text:p>著者</text:p>
          </table:table-cell>
          <table:table-cell office:value-type="string" calcext:value-type="string">
            <text:p>出版社</text:p>
          </table:table-cell>
          <table:table-cell office:value-type="string" calcext:value-type="string">
            <text:p>出版日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string" calcext:value-type="string">
            <text:p>@isbn</text:p>
          </table:table-cell>
          <table:table-cell office:value-type="string" calcext:value-type="string">
            <text:p>@title</text:p>
          </table:table-cell>
          <table:table-cell office:value-type="string" calcext:value-type="string">
            <text:p>@category</text:p>
          </table:table-cell>
          <table:table-cell office:value-type="string" calcext:value-type="string">
            <text:p>@author</text:p>
          </table:table-cell>
          <table:table-cell office:value-type="string" calcext:value-type="string">
            <text:p>@publisher</text:p>
          </table:table-cell>
          <table:table-cell office:value-type="string" calcext:value-type="string">
            <text:p>@publshed_at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/>
        </table:table-row>
        <table:table-row table:style-name="ro1">
          <table:table-cell office:value-type="float" office:value="4906638015" calcext:value-type="float">
            <text:p>4906638015</text:p>
          </table:table-cell>
          <table:table-cell office:value-type="string" calcext:value-type="string">
            <text:p>７つの習慣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スティーブン・R・コビー</text:p>
          </table:table-cell>
          <table:table-cell office:value-type="string" calcext:value-type="string">
            <text:p>キングベアー出版</text:p>
          </table:table-cell>
          <table:table-cell table:style-name="ce4" office:value-type="date" office:date-value="1996-12-25" calcext:value-type="date">
            <text:p>1996-12-25</text:p>
          </table:table-cell>
          <table:table-cell table:number-columns-repeated="1018"/>
        </table:table-row>
        <table:table-row table:style-name="ro1">
          <table:table-cell office:value-type="float" office:value="4480425993" calcext:value-type="float">
            <text:p>4480425993</text:p>
          </table:table-cell>
          <table:table-cell office:value-type="string" calcext:value-type="string">
            <text:p>よいこの君主論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架神 恭介／辰巳 一</text:p>
          </table:table-cell>
          <table:table-cell office:value-type="string" calcext:value-type="string">
            <text:p>筑摩書房</text:p>
          </table:table-cell>
          <table:table-cell table:style-name="ce4" office:value-type="date" office:date-value="2009-05-11" calcext:value-type="date">
            <text:p>2009-05-11</text:p>
          </table:table-cell>
          <table:table-cell table:number-columns-repeated="1018"/>
        </table:table-row>
        <table:table-row table:style-name="ro1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出版社・publisher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NSERT INTO publisher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出版社コード</text:p>
          </table:table-cell>
          <table:table-cell office:value-type="string" calcext:value-type="string">
            <text:p>出版社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分類・ndc" table:style-name="ta1"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office:value-type="string" calcext:value-type="string">
            <text:p>INSERT INTO category VALUES (‘@code’, ‘@name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分類コード</text:p>
          </table:table-cell>
          <table:table-cell office:value-type="string" calcext:value-type="string">
            <text:p>分類名</text:p>
          </table:table-cell>
          <table:table-cell office:value-type="string" calcext:value-type="string">
            <text:p>登録日時</text:p>
          </table:table-cell>
          <table:table-cell office:value-type="string" calcext:value-type="string">
            <text:p>更新日時</text:p>
          </table:table-cell>
          <table:table-cell office:value-type="string" calcext:value-type="string">
            <text:p>廃棄日時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string" calcext:value-type="string">
            <text:p>@code</text:p>
          </table:table-cell>
          <table:table-cell office:value-type="string" calcext:value-type="string">
            <text:p>@name</text:p>
          </table:table-cell>
          <table:table-cell office:value-type="string" calcext:value-type="string">
            <text:p>@registed_at</text:p>
          </table:table-cell>
          <table:table-cell office:value-type="string" calcext:value-type="string">
            <text:p>@updated_at</text:p>
          </table:table-cell>
          <table:table-cell office:value-type="string" calcext:value-type="string">
            <text:p>@disposal_at</text:p>
          </table:table-cell>
          <table:table-cell table:number-columns-repeated="1014"/>
          <table:table-cell table:style-name="Default"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総記</text:p>
          </table:table-cell>
          <table:table-cell table:number-columns-repeated="3"/>
          <table:table-cell table:formula="of:=SUBSTITUTE([.$A$1];[.A$3];[.A4])" office:value-type="string" office:string-value="INSERT INTO category VALUES (‘0’, ‘@name’, CURRENT_TIMESTAMP, CURRENT_TIMESTAMP);" calcext:value-type="string">
            <text:p>INSERT INTO category VALUES (‘0’, ‘@name’, CURRENT_TIMESTAMP, CURRENT_TIMESTAMP);</text:p>
          </table:table-cell>
          <table:table-cell table:style-name="ce2" table:formula="of:=SUBSTITUTE([.F4];[.B$3];[.B4])" office:value-type="string" office:string-value="INSERT INTO category VALUES (‘0’, ‘総記’, CURRENT_TIMESTAMP, CURRENT_TIMESTAMP);" calcext:value-type="string">
            <text:p>INSERT INTO category VALUES (‘0’, ‘総記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哲学</text:p>
          </table:table-cell>
          <table:table-cell table:number-columns-repeated="3"/>
          <table:table-cell table:formula="of:=SUBSTITUTE([.$A$1];[.A$3];[.A5])" office:value-type="string" office:string-value="INSERT INTO category VALUES (‘1’, ‘@name’, CURRENT_TIMESTAMP, CURRENT_TIMESTAMP);" calcext:value-type="string">
            <text:p>INSERT INTO category VALUES (‘1’, ‘@name’, CURRENT_TIMESTAMP, CURRENT_TIMESTAMP);</text:p>
          </table:table-cell>
          <table:table-cell table:style-name="ce2" table:formula="of:=SUBSTITUTE([.F5];[.B$3];[.B5])" office:value-type="string" office:string-value="INSERT INTO category VALUES (‘1’, ‘哲学’, CURRENT_TIMESTAMP, CURRENT_TIMESTAMP);" calcext:value-type="string">
            <text:p>INSERT INTO category VALUES (‘1’, ‘哲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歴史</text:p>
          </table:table-cell>
          <table:table-cell table:number-columns-repeated="3"/>
          <table:table-cell table:formula="of:=SUBSTITUTE([.$A$1];[.A$3];[.A6])" office:value-type="string" office:string-value="INSERT INTO category VALUES (‘2’, ‘@name’, CURRENT_TIMESTAMP, CURRENT_TIMESTAMP);" calcext:value-type="string">
            <text:p>INSERT INTO category VALUES (‘2’, ‘@name’, CURRENT_TIMESTAMP, CURRENT_TIMESTAMP);</text:p>
          </table:table-cell>
          <table:table-cell table:style-name="ce2" table:formula="of:=SUBSTITUTE([.F6];[.B$3];[.B6])" office:value-type="string" office:string-value="INSERT INTO category VALUES (‘2’, ‘歴史’, CURRENT_TIMESTAMP, CURRENT_TIMESTAMP);" calcext:value-type="string">
            <text:p>INSERT INTO category VALUES (‘2’, ‘歴史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社会科学</text:p>
          </table:table-cell>
          <table:table-cell table:number-columns-repeated="3"/>
          <table:table-cell table:formula="of:=SUBSTITUTE([.$A$1];[.A$3];[.A7])" office:value-type="string" office:string-value="INSERT INTO category VALUES (‘3’, ‘@name’, CURRENT_TIMESTAMP, CURRENT_TIMESTAMP);" calcext:value-type="string">
            <text:p>INSERT INTO category VALUES (‘3’, ‘@name’, CURRENT_TIMESTAMP, CURRENT_TIMESTAMP);</text:p>
          </table:table-cell>
          <table:table-cell table:style-name="ce2" table:formula="of:=SUBSTITUTE([.F7];[.B$3];[.B7])" office:value-type="string" office:string-value="INSERT INTO category VALUES (‘3’, ‘社会科学’, CURRENT_TIMESTAMP, CURRENT_TIMESTAMP);" calcext:value-type="string">
            <text:p>INSERT INTO category VALUES (‘3’, ‘社会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自然科学</text:p>
          </table:table-cell>
          <table:table-cell table:number-columns-repeated="3"/>
          <table:table-cell table:formula="of:=SUBSTITUTE([.$A$1];[.A$3];[.A8])" office:value-type="string" office:string-value="INSERT INTO category VALUES (‘4’, ‘@name’, CURRENT_TIMESTAMP, CURRENT_TIMESTAMP);" calcext:value-type="string">
            <text:p>INSERT INTO category VALUES (‘4’, ‘@name’, CURRENT_TIMESTAMP, CURRENT_TIMESTAMP);</text:p>
          </table:table-cell>
          <table:table-cell table:style-name="ce2" table:formula="of:=SUBSTITUTE([.F8];[.B$3];[.B8])" office:value-type="string" office:string-value="INSERT INTO category VALUES (‘4’, ‘自然科学’, CURRENT_TIMESTAMP, CURRENT_TIMESTAMP);" calcext:value-type="string">
            <text:p>INSERT INTO category VALUES (‘4’, ‘自然科学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技術</text:p>
          </table:table-cell>
          <table:table-cell table:number-columns-repeated="3"/>
          <table:table-cell table:formula="of:=SUBSTITUTE([.$A$1];[.A$3];[.A9])" office:value-type="string" office:string-value="INSERT INTO category VALUES (‘5’, ‘@name’, CURRENT_TIMESTAMP, CURRENT_TIMESTAMP);" calcext:value-type="string">
            <text:p>INSERT INTO category VALUES (‘5’, ‘@name’, CURRENT_TIMESTAMP, CURRENT_TIMESTAMP);</text:p>
          </table:table-cell>
          <table:table-cell table:style-name="ce2" table:formula="of:=SUBSTITUTE([.F9];[.B$3];[.B9])" office:value-type="string" office:string-value="INSERT INTO category VALUES (‘5’, ‘技術’, CURRENT_TIMESTAMP, CURRENT_TIMESTAMP);" calcext:value-type="string">
            <text:p>INSERT INTO category VALUES (‘5’, ‘技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産業</text:p>
          </table:table-cell>
          <table:table-cell table:number-columns-repeated="3"/>
          <table:table-cell table:formula="of:=SUBSTITUTE([.$A$1];[.A$3];[.A10])" office:value-type="string" office:string-value="INSERT INTO category VALUES (‘6’, ‘@name’, CURRENT_TIMESTAMP, CURRENT_TIMESTAMP);" calcext:value-type="string">
            <text:p>INSERT INTO category VALUES (‘6’, ‘@name’, CURRENT_TIMESTAMP, CURRENT_TIMESTAMP);</text:p>
          </table:table-cell>
          <table:table-cell table:style-name="ce2" table:formula="of:=SUBSTITUTE([.F10];[.B$3];[.B10])" office:value-type="string" office:string-value="INSERT INTO category VALUES (‘6’, ‘産業’, CURRENT_TIMESTAMP, CURRENT_TIMESTAMP);" calcext:value-type="string">
            <text:p>INSERT INTO category VALUES (‘6’, ‘産業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芸術</text:p>
          </table:table-cell>
          <table:table-cell table:number-columns-repeated="3"/>
          <table:table-cell table:formula="of:=SUBSTITUTE([.$A$1];[.A$3];[.A11])" office:value-type="string" office:string-value="INSERT INTO category VALUES (‘7’, ‘@name’, CURRENT_TIMESTAMP, CURRENT_TIMESTAMP);" calcext:value-type="string">
            <text:p>INSERT INTO category VALUES (‘7’, ‘@name’, CURRENT_TIMESTAMP, CURRENT_TIMESTAMP);</text:p>
          </table:table-cell>
          <table:table-cell table:style-name="ce2" table:formula="of:=SUBSTITUTE([.F11];[.B$3];[.B11])" office:value-type="string" office:string-value="INSERT INTO category VALUES (‘7’, ‘芸術’, CURRENT_TIMESTAMP, CURRENT_TIMESTAMP);" calcext:value-type="string">
            <text:p>INSERT INTO category VALUES (‘7’, ‘芸術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言語</text:p>
          </table:table-cell>
          <table:table-cell table:number-columns-repeated="3"/>
          <table:table-cell table:formula="of:=SUBSTITUTE([.$A$1];[.A$3];[.A12])" office:value-type="string" office:string-value="INSERT INTO category VALUES (‘8’, ‘@name’, CURRENT_TIMESTAMP, CURRENT_TIMESTAMP);" calcext:value-type="string">
            <text:p>INSERT INTO category VALUES (‘8’, ‘@name’, CURRENT_TIMESTAMP, CURRENT_TIMESTAMP);</text:p>
          </table:table-cell>
          <table:table-cell table:style-name="ce2" table:formula="of:=SUBSTITUTE([.F12];[.B$3];[.B12])" office:value-type="string" office:string-value="INSERT INTO category VALUES (‘8’, ‘言語’, CURRENT_TIMESTAMP, CURRENT_TIMESTAMP);" calcext:value-type="string">
            <text:p>INSERT INTO category VALUES (‘8’, ‘言語’, CURRENT_TIMESTAMP, CURRENT_TIMESTAMP);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文学</text:p>
          </table:table-cell>
          <table:table-cell table:number-columns-repeated="3"/>
          <table:table-cell table:formula="of:=SUBSTITUTE([.$A$1];[.A$3];[.A13])" office:value-type="string" office:string-value="INSERT INTO category VALUES (‘9’, ‘@name’, CURRENT_TIMESTAMP, CURRENT_TIMESTAMP);" calcext:value-type="string">
            <text:p>INSERT INTO category VALUES (‘9’, ‘@name’, CURRENT_TIMESTAMP, CURRENT_TIMESTAMP);</text:p>
          </table:table-cell>
          <table:table-cell table:style-name="ce2" table:formula="of:=SUBSTITUTE([.F13];[.B$3];[.B13])" office:value-type="string" office:string-value="INSERT INTO category VALUES (‘9’, ‘文学’, CURRENT_TIMESTAMP, CURRENT_TIMESTAMP);" calcext:value-type="string">
            <text:p>INSERT INTO category VALUES (‘9’, ‘文学’, CURRENT_TIMESTAMP, CURRENT_TIMESTAMP);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カレーの食べ方" table:style-name="ta1">
        <table:table-column table:style-name="co1" table:number-columns-repeated="2" table:default-cell-style-name="Default"/>
        <table:table-row table:style-name="ro3">
          <table:table-cell office:value-type="string" calcext:value-type="string">
            <text:p>配置</text:p>
          </table:table-cell>
          <table:table-cell office:value-type="string" calcext:value-type="string">
            <text:p>食べ方</text:p>
          </table:table-cell>
        </table:table-row>
        <table:table-row table:style-name="ro3">
          <table:table-cell office:value-type="string" calcext:value-type="string">
            <text:p>ぶっかけ</text:p>
          </table:table-cell>
          <table:table-cell office:value-type="string" calcext:value-type="string">
            <text:p>せき止め派</text:p>
          </table:table-cell>
        </table:table-row>
        <table:table-row table:style-name="ro3">
          <table:table-cell office:value-type="string" calcext:value-type="string">
            <text:p>右ルー</text:p>
          </table:table-cell>
          <table:table-cell office:value-type="string" calcext:value-type="string">
            <text:p>ナン派</text:p>
          </table:table-cell>
        </table:table-row>
        <table:table-row table:style-name="ro3">
          <table:table-cell office:value-type="string" calcext:value-type="string">
            <text:p>奥ルー</text:p>
          </table:table-cell>
          <table:table-cell office:value-type="string" calcext:value-type="string">
            <text:p>ルー攻め派</text:p>
          </table:table-cell>
        </table:table-row>
        <table:table-row table:style-name="ro3">
          <table:table-cell office:value-type="string" calcext:value-type="string">
            <text:p>左ルー</text:p>
          </table:table-cell>
          <table:table-cell office:value-type="string" calcext:value-type="string">
            <text:p>混ぜ混ぜ派</text:p>
          </table:table-cell>
        </table:table-row>
        <table:table-row table:style-name="ro3">
          <table:table-cell office:value-type="string" calcext:value-type="string">
            <text:p>手前ルー</text:p>
          </table:table-cell>
          <table:table-cell office:value-type="string" calcext:value-type="string">
            <text:p>別口派</text:p>
          </table:table-cell>
        </table:table-row>
        <table:table-row table:style-name="ro3">
          <table:table-cell office:value-type="string" calcext:value-type="string">
            <text:p>別盛り</text:p>
          </table:table-cell>
          <table:table-cell/>
        </table:table-row>
      </table:table>
      <table:table table:name="認証・auth" table:style-name="ta1">
        <table:table-column table:style-name="co1" table:number-columns-repeated="1016" table:default-cell-style-name="ce7"/>
        <table:table-column table:style-name="co1" table:number-columns-repeated="8" table:default-cell-style-name="ce15"/>
        <table:table-row table:style-name="ro1">
          <table:table-cell office:value-type="string" calcext:value-type="string">
            <text:p>INSERT INTO auth VALUES (@id, ‘@card’, ‘@signin_id’, ‘@password’, CURRENT_TIMESTAMP, CURRENT_TIMESTAMP)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@id</text:p>
          </table:table-cell>
          <table:table-cell office:value-type="string" calcext:value-type="string">
            <text:p>@card</text:p>
          </table:table-cell>
          <table:table-cell office:value-type="string" calcext:value-type="string">
            <text:p>@signin_id</text:p>
          </table:table-cell>
          <table:table-cell office:value-type="string" calcext:value-type="string">
            <text:p>@passwor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056692</text:p>
          </table:table-cell>
          <table:table-cell office:value-type="string" calcext:value-type="string">
            <text:p>umeda</text:p>
          </table:table-cell>
          <table:table-cell office:value-type="string" calcext:value-type="string">
            <text:p>QnLmqZ9b</text:p>
          </table:table-cell>
          <table:table-cell table:formula="of:=SUBSTITUTE([.$A$1];[.A$2];[.A3])" office:value-type="string" office:string-value="INSERT INTO auth VALUES (1, ‘@card’, ‘@signin_id’, ‘@password’, CURRENT_TIMESTAMP, CURRENT_TIMESTAMP);" calcext:value-type="string">
            <text:p>INSERT INTO auth VALUES (1, ‘@card’, ‘@signin_id’, ‘@password’, CURRENT_TIMESTAMP, CURRENT_TIMESTAMP);</text:p>
          </table:table-cell>
          <table:table-cell table:formula="of:=SUBSTITUTE([.E3];[.B$2];[.B3])" office:value-type="string" office:string-value="INSERT INTO auth VALUES (1, ‘12056692’, ‘@signin_id’, ‘@password’, CURRENT_TIMESTAMP, CURRENT_TIMESTAMP);" calcext:value-type="string">
            <text:p>INSERT INTO auth VALUES (1, ‘12056692’, ‘@signin_id’, ‘@password’, CURRENT_TIMESTAMP, CURRENT_TIMESTAMP);</text:p>
          </table:table-cell>
          <table:table-cell table:formula="of:=SUBSTITUTE([.F3];[.C$2];[.C3])" office:value-type="string" office:string-value="INSERT INTO auth VALUES (1, ‘12056692’, ‘umeda’, ‘@password’, CURRENT_TIMESTAMP, CURRENT_TIMESTAMP);" calcext:value-type="string">
            <text:p>INSERT INTO auth VALUES (1, ‘12056692’, ‘umeda’, ‘@password’, CURRENT_TIMESTAMP, CURRENT_TIMESTAMP);</text:p>
          </table:table-cell>
          <table:table-cell table:style-name="ce8" table:formula="of:=SUBSTITUTE([.G3];[.D$2];[.D3])" office:value-type="string" office:string-value="INSERT INTO auth VALUES (1, ‘12056692’, ‘umeda’, ‘QnLmqZ9b’, CURRENT_TIMESTAMP, CURRENT_TIMESTAMP);" calcext:value-type="string">
            <text:p>INSERT INTO auth VALUES (1, ‘12056692’, ‘umeda’, ‘QnLmqZ9b’, CURRENT_TIMESTAMP, CURRENT_TIMESTAMP);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050662</text:p>
          </table:table-cell>
          <table:table-cell office:value-type="string" calcext:value-type="string">
            <text:p>kiyot</text:p>
          </table:table-cell>
          <table:table-cell office:value-type="string" calcext:value-type="string">
            <text:p>JLsSBWmv</text:p>
          </table:table-cell>
          <table:table-cell table:formula="of:=SUBSTITUTE([.$A$1];[.A$2];[.A4])" office:value-type="string" office:string-value="INSERT INTO auth VALUES (2, ‘@card’, ‘@signin_id’, ‘@password’, CURRENT_TIMESTAMP, CURRENT_TIMESTAMP);" calcext:value-type="string">
            <text:p>INSERT INTO auth VALUES (2, ‘@card’, ‘@signin_id’, ‘@password’, CURRENT_TIMESTAMP, CURRENT_TIMESTAMP);</text:p>
          </table:table-cell>
          <table:table-cell table:formula="of:=SUBSTITUTE([.E4];[.B$2];[.B4])" office:value-type="string" office:string-value="INSERT INTO auth VALUES (2, ‘12050662’, ‘@signin_id’, ‘@password’, CURRENT_TIMESTAMP, CURRENT_TIMESTAMP);" calcext:value-type="string">
            <text:p>INSERT INTO auth VALUES (2, ‘12050662’, ‘@signin_id’, ‘@password’, CURRENT_TIMESTAMP, CURRENT_TIMESTAMP);</text:p>
          </table:table-cell>
          <table:table-cell table:formula="of:=SUBSTITUTE([.F4];[.C$2];[.C4])" office:value-type="string" office:string-value="INSERT INTO auth VALUES (2, ‘12050662’, ‘kiyot’, ‘@password’, CURRENT_TIMESTAMP, CURRENT_TIMESTAMP);" calcext:value-type="string">
            <text:p>INSERT INTO auth VALUES (2, ‘12050662’, ‘kiyot’, ‘@password’, CURRENT_TIMESTAMP, CURRENT_TIMESTAMP);</text:p>
          </table:table-cell>
          <table:table-cell table:style-name="ce8" table:formula="of:=SUBSTITUTE([.G4];[.D$2];[.D4])" office:value-type="string" office:string-value="INSERT INTO auth VALUES (2, ‘12050662’, ‘kiyot’, ‘JLsSBWmv’, CURRENT_TIMESTAMP, CURRENT_TIMESTAMP);" calcext:value-type="string">
            <text:p>INSERT INTO auth VALUES (2, ‘12050662’, ‘kiyot’, ‘JLsSBWmv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058021</text:p>
          </table:table-cell>
          <table:table-cell office:value-type="string" calcext:value-type="string">
            <text:p>hamag</text:p>
          </table:table-cell>
          <table:table-cell office:value-type="string" calcext:value-type="string">
            <text:p>v5ucYw4h</text:p>
          </table:table-cell>
          <table:table-cell table:formula="of:=SUBSTITUTE([.$A$1];[.A$2];[.A5])" office:value-type="string" office:string-value="INSERT INTO auth VALUES (3, ‘@card’, ‘@signin_id’, ‘@password’, CURRENT_TIMESTAMP, CURRENT_TIMESTAMP);" calcext:value-type="string">
            <text:p>INSERT INTO auth VALUES (3, ‘@card’, ‘@signin_id’, ‘@password’, CURRENT_TIMESTAMP, CURRENT_TIMESTAMP);</text:p>
          </table:table-cell>
          <table:table-cell table:formula="of:=SUBSTITUTE([.E5];[.B$2];[.B5])" office:value-type="string" office:string-value="INSERT INTO auth VALUES (3, ‘12058021’, ‘@signin_id’, ‘@password’, CURRENT_TIMESTAMP, CURRENT_TIMESTAMP);" calcext:value-type="string">
            <text:p>INSERT INTO auth VALUES (3, ‘12058021’, ‘@signin_id’, ‘@password’, CURRENT_TIMESTAMP, CURRENT_TIMESTAMP);</text:p>
          </table:table-cell>
          <table:table-cell table:formula="of:=SUBSTITUTE([.F5];[.C$2];[.C5])" office:value-type="string" office:string-value="INSERT INTO auth VALUES (3, ‘12058021’, ‘hamag’, ‘@password’, CURRENT_TIMESTAMP, CURRENT_TIMESTAMP);" calcext:value-type="string">
            <text:p>INSERT INTO auth VALUES (3, ‘12058021’, ‘hamag’, ‘@password’, CURRENT_TIMESTAMP, CURRENT_TIMESTAMP);</text:p>
          </table:table-cell>
          <table:table-cell table:style-name="ce8" table:formula="of:=SUBSTITUTE([.G5];[.D$2];[.D5])" office:value-type="string" office:string-value="INSERT INTO auth VALUES (3, ‘12058021’, ‘hamag’, ‘v5ucYw4h’, CURRENT_TIMESTAMP, CURRENT_TIMESTAMP);" calcext:value-type="string">
            <text:p>INSERT INTO auth VALUES (3, ‘12058021’, ‘hamag’, ‘v5ucYw4h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2057327</text:p>
          </table:table-cell>
          <table:table-cell office:value-type="string" calcext:value-type="string">
            <text:p>furuh</text:p>
          </table:table-cell>
          <table:table-cell office:value-type="string" calcext:value-type="string">
            <text:p>qklRBB6q</text:p>
          </table:table-cell>
          <table:table-cell table:formula="of:=SUBSTITUTE([.$A$1];[.A$2];[.A6])" office:value-type="string" office:string-value="INSERT INTO auth VALUES (4, ‘@card’, ‘@signin_id’, ‘@password’, CURRENT_TIMESTAMP, CURRENT_TIMESTAMP);" calcext:value-type="string">
            <text:p>INSERT INTO auth VALUES (4, ‘@card’, ‘@signin_id’, ‘@password’, CURRENT_TIMESTAMP, CURRENT_TIMESTAMP);</text:p>
          </table:table-cell>
          <table:table-cell table:formula="of:=SUBSTITUTE([.E6];[.B$2];[.B6])" office:value-type="string" office:string-value="INSERT INTO auth VALUES (4, ‘12057327’, ‘@signin_id’, ‘@password’, CURRENT_TIMESTAMP, CURRENT_TIMESTAMP);" calcext:value-type="string">
            <text:p>INSERT INTO auth VALUES (4, ‘12057327’, ‘@signin_id’, ‘@password’, CURRENT_TIMESTAMP, CURRENT_TIMESTAMP);</text:p>
          </table:table-cell>
          <table:table-cell table:formula="of:=SUBSTITUTE([.F6];[.C$2];[.C6])" office:value-type="string" office:string-value="INSERT INTO auth VALUES (4, ‘12057327’, ‘furuh’, ‘@password’, CURRENT_TIMESTAMP, CURRENT_TIMESTAMP);" calcext:value-type="string">
            <text:p>INSERT INTO auth VALUES (4, ‘12057327’, ‘furuh’, ‘@password’, CURRENT_TIMESTAMP, CURRENT_TIMESTAMP);</text:p>
          </table:table-cell>
          <table:table-cell table:style-name="ce8" table:formula="of:=SUBSTITUTE([.G6];[.D$2];[.D6])" office:value-type="string" office:string-value="INSERT INTO auth VALUES (4, ‘12057327’, ‘furuh’, ‘qklRBB6q’, CURRENT_TIMESTAMP, CURRENT_TIMESTAMP);" calcext:value-type="string">
            <text:p>INSERT INTO auth VALUES (4, ‘12057327’, ‘furuh’, ‘qklRBB6q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052425</text:p>
          </table:table-cell>
          <table:table-cell office:value-type="string" calcext:value-type="string">
            <text:p>yoshi</text:p>
          </table:table-cell>
          <table:table-cell office:value-type="string" calcext:value-type="string">
            <text:p>uRUV1IfV</text:p>
          </table:table-cell>
          <table:table-cell table:formula="of:=SUBSTITUTE([.$A$1];[.A$2];[.A7])" office:value-type="string" office:string-value="INSERT INTO auth VALUES (5, ‘@card’, ‘@signin_id’, ‘@password’, CURRENT_TIMESTAMP, CURRENT_TIMESTAMP);" calcext:value-type="string">
            <text:p>INSERT INTO auth VALUES (5, ‘@card’, ‘@signin_id’, ‘@password’, CURRENT_TIMESTAMP, CURRENT_TIMESTAMP);</text:p>
          </table:table-cell>
          <table:table-cell table:formula="of:=SUBSTITUTE([.E7];[.B$2];[.B7])" office:value-type="string" office:string-value="INSERT INTO auth VALUES (5, ‘12052425’, ‘@signin_id’, ‘@password’, CURRENT_TIMESTAMP, CURRENT_TIMESTAMP);" calcext:value-type="string">
            <text:p>INSERT INTO auth VALUES (5, ‘12052425’, ‘@signin_id’, ‘@password’, CURRENT_TIMESTAMP, CURRENT_TIMESTAMP);</text:p>
          </table:table-cell>
          <table:table-cell table:formula="of:=SUBSTITUTE([.F7];[.C$2];[.C7])" office:value-type="string" office:string-value="INSERT INTO auth VALUES (5, ‘12052425’, ‘yoshi’, ‘@password’, CURRENT_TIMESTAMP, CURRENT_TIMESTAMP);" calcext:value-type="string">
            <text:p>INSERT INTO auth VALUES (5, ‘12052425’, ‘yoshi’, ‘@password’, CURRENT_TIMESTAMP, CURRENT_TIMESTAMP);</text:p>
          </table:table-cell>
          <table:table-cell table:style-name="ce8" table:formula="of:=SUBSTITUTE([.G7];[.D$2];[.D7])" office:value-type="string" office:string-value="INSERT INTO auth VALUES (5, ‘12052425’, ‘yoshi’, ‘uRUV1IfV’, CURRENT_TIMESTAMP, CURRENT_TIMESTAMP);" calcext:value-type="string">
            <text:p>INSERT INTO auth VALUES (5, ‘12052425’, ‘yoshi’, ‘uRUV1IfV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2056107</text:p>
          </table:table-cell>
          <table:table-cell office:value-type="string" calcext:value-type="string">
            <text:p>tachi</text:p>
          </table:table-cell>
          <table:table-cell office:value-type="string" calcext:value-type="string">
            <text:p>uor7KZog</text:p>
          </table:table-cell>
          <table:table-cell table:formula="of:=SUBSTITUTE([.$A$1];[.A$2];[.A8])" office:value-type="string" office:string-value="INSERT INTO auth VALUES (6, ‘@card’, ‘@signin_id’, ‘@password’, CURRENT_TIMESTAMP, CURRENT_TIMESTAMP);" calcext:value-type="string">
            <text:p>INSERT INTO auth VALUES (6, ‘@card’, ‘@signin_id’, ‘@password’, CURRENT_TIMESTAMP, CURRENT_TIMESTAMP);</text:p>
          </table:table-cell>
          <table:table-cell table:formula="of:=SUBSTITUTE([.E8];[.B$2];[.B8])" office:value-type="string" office:string-value="INSERT INTO auth VALUES (6, ‘12056107’, ‘@signin_id’, ‘@password’, CURRENT_TIMESTAMP, CURRENT_TIMESTAMP);" calcext:value-type="string">
            <text:p>INSERT INTO auth VALUES (6, ‘12056107’, ‘@signin_id’, ‘@password’, CURRENT_TIMESTAMP, CURRENT_TIMESTAMP);</text:p>
          </table:table-cell>
          <table:table-cell table:formula="of:=SUBSTITUTE([.F8];[.C$2];[.C8])" office:value-type="string" office:string-value="INSERT INTO auth VALUES (6, ‘12056107’, ‘tachi’, ‘@password’, CURRENT_TIMESTAMP, CURRENT_TIMESTAMP);" calcext:value-type="string">
            <text:p>INSERT INTO auth VALUES (6, ‘12056107’, ‘tachi’, ‘@password’, CURRENT_TIMESTAMP, CURRENT_TIMESTAMP);</text:p>
          </table:table-cell>
          <table:table-cell table:style-name="ce8" table:formula="of:=SUBSTITUTE([.G8];[.D$2];[.D8])" office:value-type="string" office:string-value="INSERT INTO auth VALUES (6, ‘12056107’, ‘tachi’, ‘uor7KZog’, CURRENT_TIMESTAMP, CURRENT_TIMESTAMP);" calcext:value-type="string">
            <text:p>INSERT INTO auth VALUES (6, ‘12056107’, ‘tachi’, ‘uor7KZog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2058439</text:p>
          </table:table-cell>
          <table:table-cell office:value-type="string" calcext:value-type="string">
            <text:p>asada</text:p>
          </table:table-cell>
          <table:table-cell office:value-type="string" calcext:value-type="string">
            <text:p>TTovJbI3</text:p>
          </table:table-cell>
          <table:table-cell table:formula="of:=SUBSTITUTE([.$A$1];[.A$2];[.A9])" office:value-type="string" office:string-value="INSERT INTO auth VALUES (7, ‘@card’, ‘@signin_id’, ‘@password’, CURRENT_TIMESTAMP, CURRENT_TIMESTAMP);" calcext:value-type="string">
            <text:p>INSERT INTO auth VALUES (7, ‘@card’, ‘@signin_id’, ‘@password’, CURRENT_TIMESTAMP, CURRENT_TIMESTAMP);</text:p>
          </table:table-cell>
          <table:table-cell table:formula="of:=SUBSTITUTE([.E9];[.B$2];[.B9])" office:value-type="string" office:string-value="INSERT INTO auth VALUES (7, ‘12058439’, ‘@signin_id’, ‘@password’, CURRENT_TIMESTAMP, CURRENT_TIMESTAMP);" calcext:value-type="string">
            <text:p>INSERT INTO auth VALUES (7, ‘12058439’, ‘@signin_id’, ‘@password’, CURRENT_TIMESTAMP, CURRENT_TIMESTAMP);</text:p>
          </table:table-cell>
          <table:table-cell table:formula="of:=SUBSTITUTE([.F9];[.C$2];[.C9])" office:value-type="string" office:string-value="INSERT INTO auth VALUES (7, ‘12058439’, ‘asada’, ‘@password’, CURRENT_TIMESTAMP, CURRENT_TIMESTAMP);" calcext:value-type="string">
            <text:p>INSERT INTO auth VALUES (7, ‘12058439’, ‘asada’, ‘@password’, CURRENT_TIMESTAMP, CURRENT_TIMESTAMP);</text:p>
          </table:table-cell>
          <table:table-cell table:style-name="ce8" table:formula="of:=SUBSTITUTE([.G9];[.D$2];[.D9])" office:value-type="string" office:string-value="INSERT INTO auth VALUES (7, ‘12058439’, ‘asada’, ‘TTovJbI3’, CURRENT_TIMESTAMP, CURRENT_TIMESTAMP);" calcext:value-type="string">
            <text:p>INSERT INTO auth VALUES (7, ‘12058439’, ‘asada’, ‘TTovJbI3’, CURRENT_TIMESTAMP, CURRENT_TIMESTAMP);</text:p>
          </table:table-cell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4" office:value-type="float" office:value="12053546" calcext:value-type="float">
            <text:p>12053546</text:p>
          </table:table-cell>
          <table:table-cell table:style-name="ce15" office:value-type="string" calcext:value-type="string">
            <text:p>o0R8aMtp</text:p>
          </table:table-cell>
          <table:table-cell office:value-type="string" calcext:value-type="string">
            <text:p>TTovJbI4</text:p>
          </table:table-cell>
          <table:table-cell table:formula="of:=SUBSTITUTE([.$A$1];[.A$2];[.A10])" office:value-type="string" office:string-value="INSERT INTO auth VALUES (8, ‘@card’, ‘@signin_id’, ‘@password’, CURRENT_TIMESTAMP, CURRENT_TIMESTAMP);" calcext:value-type="string">
            <text:p>INSERT INTO auth VALUES (8, ‘@card’, ‘@signin_id’, ‘@password’, CURRENT_TIMESTAMP, CURRENT_TIMESTAMP);</text:p>
          </table:table-cell>
          <table:table-cell table:formula="of:=SUBSTITUTE([.E10];[.B$2];[.B10])" office:value-type="string" office:string-value="INSERT INTO auth VALUES (8, ‘12053546’, ‘@signin_id’, ‘@password’, CURRENT_TIMESTAMP, CURRENT_TIMESTAMP);" calcext:value-type="string">
            <text:p>INSERT INTO auth VALUES (8, ‘12053546’, ‘@signin_id’, ‘@password’, CURRENT_TIMESTAMP, CURRENT_TIMESTAMP);</text:p>
          </table:table-cell>
          <table:table-cell table:formula="of:=SUBSTITUTE([.F10];[.C$2];[.C10])" office:value-type="string" office:string-value="INSERT INTO auth VALUES (8, ‘12053546’, ‘o0R8aMtp’, ‘@password’, CURRENT_TIMESTAMP, CURRENT_TIMESTAMP);" calcext:value-type="string">
            <text:p>INSERT INTO auth VALUES (8, ‘12053546’, ‘o0R8aMtp’, ‘@password’, CURRENT_TIMESTAMP, CURRENT_TIMESTAMP);</text:p>
          </table:table-cell>
          <table:table-cell table:style-name="ce9" table:formula="of:=SUBSTITUTE([.G10];[.D$2];[.D10])" office:value-type="string" office:string-value="INSERT INTO auth VALUES (8, ‘12053546’, ‘o0R8aMtp’, ‘TTovJbI4’, CURRENT_TIMESTAMP, CURRENT_TIMESTAMP);" calcext:value-type="string">
            <text:p>INSERT INTO auth VALUES (8, ‘12053546’, ‘o0R8aMtp’, ‘TTovJbI4’, CURRENT_TIMESTAMP, CURRENT_TIMESTAMP);</text:p>
          </table:table-cell>
          <table:table-cell/>
          <table:table-cell table:style-name="ce16"/>
          <table:table-cell table:style-name="ce8"/>
          <table:table-cell table:number-columns-repeated="1005"/>
          <table:table-cell table:style-name="ce16"/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4" office:value-type="float" office:value="12059522" calcext:value-type="float">
            <text:p>12059522</text:p>
          </table:table-cell>
          <table:table-cell table:style-name="ce15" office:value-type="string" calcext:value-type="string">
            <text:p>unWiGOET</text:p>
          </table:table-cell>
          <table:table-cell office:value-type="string" calcext:value-type="string">
            <text:p>TTovJbI5</text:p>
          </table:table-cell>
          <table:table-cell table:formula="of:=SUBSTITUTE([.$A$1];[.A$2];[.A11])" office:value-type="string" office:string-value="INSERT INTO auth VALUES (9, ‘@card’, ‘@signin_id’, ‘@password’, CURRENT_TIMESTAMP, CURRENT_TIMESTAMP);" calcext:value-type="string">
            <text:p>INSERT INTO auth VALUES (9, ‘@card’, ‘@signin_id’, ‘@password’, CURRENT_TIMESTAMP, CURRENT_TIMESTAMP);</text:p>
          </table:table-cell>
          <table:table-cell table:formula="of:=SUBSTITUTE([.E11];[.B$2];[.B11])" office:value-type="string" office:string-value="INSERT INTO auth VALUES (9, ‘12059522’, ‘@signin_id’, ‘@password’, CURRENT_TIMESTAMP, CURRENT_TIMESTAMP);" calcext:value-type="string">
            <text:p>INSERT INTO auth VALUES (9, ‘12059522’, ‘@signin_id’, ‘@password’, CURRENT_TIMESTAMP, CURRENT_TIMESTAMP);</text:p>
          </table:table-cell>
          <table:table-cell table:formula="of:=SUBSTITUTE([.F11];[.C$2];[.C11])" office:value-type="string" office:string-value="INSERT INTO auth VALUES (9, ‘12059522’, ‘unWiGOET’, ‘@password’, CURRENT_TIMESTAMP, CURRENT_TIMESTAMP);" calcext:value-type="string">
            <text:p>INSERT INTO auth VALUES (9, ‘12059522’, ‘unWiGOET’, ‘@password’, CURRENT_TIMESTAMP, CURRENT_TIMESTAMP);</text:p>
          </table:table-cell>
          <table:table-cell table:style-name="ce9" table:formula="of:=SUBSTITUTE([.G11];[.D$2];[.D11])" office:value-type="string" office:string-value="INSERT INTO auth VALUES (9, ‘12059522’, ‘unWiGOET’, ‘TTovJbI5’, CURRENT_TIMESTAMP, CURRENT_TIMESTAMP);" calcext:value-type="string">
            <text:p>INSERT INTO auth VALUES (9, ‘12059522’, ‘unWiGOET’, ‘TTovJbI5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4" office:value-type="float" office:value="12059876" calcext:value-type="float">
            <text:p>12059876</text:p>
          </table:table-cell>
          <table:table-cell table:style-name="ce15" office:value-type="string" calcext:value-type="string">
            <text:p>DZuiRg52</text:p>
          </table:table-cell>
          <table:table-cell office:value-type="string" calcext:value-type="string">
            <text:p>TTovJbI6</text:p>
          </table:table-cell>
          <table:table-cell table:formula="of:=SUBSTITUTE([.$A$1];[.A$2];[.A12])" office:value-type="string" office:string-value="INSERT INTO auth VALUES (10, ‘@card’, ‘@signin_id’, ‘@password’, CURRENT_TIMESTAMP, CURRENT_TIMESTAMP);" calcext:value-type="string">
            <text:p>INSERT INTO auth VALUES (10, ‘@card’, ‘@signin_id’, ‘@password’, CURRENT_TIMESTAMP, CURRENT_TIMESTAMP);</text:p>
          </table:table-cell>
          <table:table-cell table:formula="of:=SUBSTITUTE([.E12];[.B$2];[.B12])" office:value-type="string" office:string-value="INSERT INTO auth VALUES (10, ‘12059876’, ‘@signin_id’, ‘@password’, CURRENT_TIMESTAMP, CURRENT_TIMESTAMP);" calcext:value-type="string">
            <text:p>INSERT INTO auth VALUES (10, ‘12059876’, ‘@signin_id’, ‘@password’, CURRENT_TIMESTAMP, CURRENT_TIMESTAMP);</text:p>
          </table:table-cell>
          <table:table-cell table:formula="of:=SUBSTITUTE([.F12];[.C$2];[.C12])" office:value-type="string" office:string-value="INSERT INTO auth VALUES (10, ‘12059876’, ‘DZuiRg52’, ‘@password’, CURRENT_TIMESTAMP, CURRENT_TIMESTAMP);" calcext:value-type="string">
            <text:p>INSERT INTO auth VALUES (10, ‘12059876’, ‘DZuiRg52’, ‘@password’, CURRENT_TIMESTAMP, CURRENT_TIMESTAMP);</text:p>
          </table:table-cell>
          <table:table-cell table:style-name="ce9" table:formula="of:=SUBSTITUTE([.G12];[.D$2];[.D12])" office:value-type="string" office:string-value="INSERT INTO auth VALUES (10, ‘12059876’, ‘DZuiRg52’, ‘TTovJbI6’, CURRENT_TIMESTAMP, CURRENT_TIMESTAMP);" calcext:value-type="string">
            <text:p>INSERT INTO auth VALUES (10, ‘12059876’, ‘DZuiRg52’, ‘TTovJbI6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4" office:value-type="float" office:value="12050513" calcext:value-type="float">
            <text:p>12050513</text:p>
          </table:table-cell>
          <table:table-cell table:style-name="ce15" office:value-type="string" calcext:value-type="string">
            <text:p>kKR3tc8b</text:p>
          </table:table-cell>
          <table:table-cell office:value-type="string" calcext:value-type="string">
            <text:p>TTovJbI7</text:p>
          </table:table-cell>
          <table:table-cell table:formula="of:=SUBSTITUTE([.$A$1];[.A$2];[.A13])" office:value-type="string" office:string-value="INSERT INTO auth VALUES (11, ‘@card’, ‘@signin_id’, ‘@password’, CURRENT_TIMESTAMP, CURRENT_TIMESTAMP);" calcext:value-type="string">
            <text:p>INSERT INTO auth VALUES (11, ‘@card’, ‘@signin_id’, ‘@password’, CURRENT_TIMESTAMP, CURRENT_TIMESTAMP);</text:p>
          </table:table-cell>
          <table:table-cell table:formula="of:=SUBSTITUTE([.E13];[.B$2];[.B13])" office:value-type="string" office:string-value="INSERT INTO auth VALUES (11, ‘12050513’, ‘@signin_id’, ‘@password’, CURRENT_TIMESTAMP, CURRENT_TIMESTAMP);" calcext:value-type="string">
            <text:p>INSERT INTO auth VALUES (11, ‘12050513’, ‘@signin_id’, ‘@password’, CURRENT_TIMESTAMP, CURRENT_TIMESTAMP);</text:p>
          </table:table-cell>
          <table:table-cell table:formula="of:=SUBSTITUTE([.F13];[.C$2];[.C13])" office:value-type="string" office:string-value="INSERT INTO auth VALUES (11, ‘12050513’, ‘kKR3tc8b’, ‘@password’, CURRENT_TIMESTAMP, CURRENT_TIMESTAMP);" calcext:value-type="string">
            <text:p>INSERT INTO auth VALUES (11, ‘12050513’, ‘kKR3tc8b’, ‘@password’, CURRENT_TIMESTAMP, CURRENT_TIMESTAMP);</text:p>
          </table:table-cell>
          <table:table-cell table:style-name="ce9" table:formula="of:=SUBSTITUTE([.G13];[.D$2];[.D13])" office:value-type="string" office:string-value="INSERT INTO auth VALUES (11, ‘12050513’, ‘kKR3tc8b’, ‘TTovJbI7’, CURRENT_TIMESTAMP, CURRENT_TIMESTAMP);" calcext:value-type="string">
            <text:p>INSERT INTO auth VALUES (11, ‘12050513’, ‘kKR3tc8b’, ‘TTovJbI7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4" office:value-type="float" office:value="12054252" calcext:value-type="float">
            <text:p>12054252</text:p>
          </table:table-cell>
          <table:table-cell table:style-name="ce15" office:value-type="string" calcext:value-type="string">
            <text:p>PM2i2gN2</text:p>
          </table:table-cell>
          <table:table-cell office:value-type="string" calcext:value-type="string">
            <text:p>TTovJbI8</text:p>
          </table:table-cell>
          <table:table-cell table:formula="of:=SUBSTITUTE([.$A$1];[.A$2];[.A14])" office:value-type="string" office:string-value="INSERT INTO auth VALUES (12, ‘@card’, ‘@signin_id’, ‘@password’, CURRENT_TIMESTAMP, CURRENT_TIMESTAMP);" calcext:value-type="string">
            <text:p>INSERT INTO auth VALUES (12, ‘@card’, ‘@signin_id’, ‘@password’, CURRENT_TIMESTAMP, CURRENT_TIMESTAMP);</text:p>
          </table:table-cell>
          <table:table-cell table:formula="of:=SUBSTITUTE([.E14];[.B$2];[.B14])" office:value-type="string" office:string-value="INSERT INTO auth VALUES (12, ‘12054252’, ‘@signin_id’, ‘@password’, CURRENT_TIMESTAMP, CURRENT_TIMESTAMP);" calcext:value-type="string">
            <text:p>INSERT INTO auth VALUES (12, ‘12054252’, ‘@signin_id’, ‘@password’, CURRENT_TIMESTAMP, CURRENT_TIMESTAMP);</text:p>
          </table:table-cell>
          <table:table-cell table:formula="of:=SUBSTITUTE([.F14];[.C$2];[.C14])" office:value-type="string" office:string-value="INSERT INTO auth VALUES (12, ‘12054252’, ‘PM2i2gN2’, ‘@password’, CURRENT_TIMESTAMP, CURRENT_TIMESTAMP);" calcext:value-type="string">
            <text:p>INSERT INTO auth VALUES (12, ‘12054252’, ‘PM2i2gN2’, ‘@password’, CURRENT_TIMESTAMP, CURRENT_TIMESTAMP);</text:p>
          </table:table-cell>
          <table:table-cell table:style-name="ce9" table:formula="of:=SUBSTITUTE([.G14];[.D$2];[.D14])" office:value-type="string" office:string-value="INSERT INTO auth VALUES (12, ‘12054252’, ‘PM2i2gN2’, ‘TTovJbI8’, CURRENT_TIMESTAMP, CURRENT_TIMESTAMP);" calcext:value-type="string">
            <text:p>INSERT INTO auth VALUES (12, ‘12054252’, ‘PM2i2gN2’, ‘TTovJbI8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4" office:value-type="float" office:value="12055448" calcext:value-type="float">
            <text:p>12055448</text:p>
          </table:table-cell>
          <table:table-cell table:style-name="ce15" office:value-type="string" calcext:value-type="string">
            <text:p>user0001</text:p>
          </table:table-cell>
          <table:table-cell office:value-type="string" calcext:value-type="string">
            <text:p>TTovJbI9</text:p>
          </table:table-cell>
          <table:table-cell table:formula="of:=SUBSTITUTE([.$A$1];[.A$2];[.A15])" office:value-type="string" office:string-value="INSERT INTO auth VALUES (13, ‘@card’, ‘@signin_id’, ‘@password’, CURRENT_TIMESTAMP, CURRENT_TIMESTAMP);" calcext:value-type="string">
            <text:p>INSERT INTO auth VALUES (13, ‘@card’, ‘@signin_id’, ‘@password’, CURRENT_TIMESTAMP, CURRENT_TIMESTAMP);</text:p>
          </table:table-cell>
          <table:table-cell table:formula="of:=SUBSTITUTE([.E15];[.B$2];[.B15])" office:value-type="string" office:string-value="INSERT INTO auth VALUES (13, ‘12055448’, ‘@signin_id’, ‘@password’, CURRENT_TIMESTAMP, CURRENT_TIMESTAMP);" calcext:value-type="string">
            <text:p>INSERT INTO auth VALUES (13, ‘12055448’, ‘@signin_id’, ‘@password’, CURRENT_TIMESTAMP, CURRENT_TIMESTAMP);</text:p>
          </table:table-cell>
          <table:table-cell table:formula="of:=SUBSTITUTE([.F15];[.C$2];[.C15])" office:value-type="string" office:string-value="INSERT INTO auth VALUES (13, ‘12055448’, ‘user0001’, ‘@password’, CURRENT_TIMESTAMP, CURRENT_TIMESTAMP);" calcext:value-type="string">
            <text:p>INSERT INTO auth VALUES (13, ‘12055448’, ‘user0001’, ‘@password’, CURRENT_TIMESTAMP, CURRENT_TIMESTAMP);</text:p>
          </table:table-cell>
          <table:table-cell table:style-name="ce9" table:formula="of:=SUBSTITUTE([.G15];[.D$2];[.D15])" office:value-type="string" office:string-value="INSERT INTO auth VALUES (13, ‘12055448’, ‘user0001’, ‘TTovJbI9’, CURRENT_TIMESTAMP, CURRENT_TIMESTAMP);" calcext:value-type="string">
            <text:p>INSERT INTO auth VALUES (13, ‘12055448’, ‘user0001’, ‘TTovJbI9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4" office:value-type="float" office:value="12050693" calcext:value-type="float">
            <text:p>12050693</text:p>
          </table:table-cell>
          <table:table-cell table:style-name="ce15" office:value-type="string" calcext:value-type="string">
            <text:p>user0002</text:p>
          </table:table-cell>
          <table:table-cell office:value-type="string" calcext:value-type="string">
            <text:p>TTovJbI10</text:p>
          </table:table-cell>
          <table:table-cell table:formula="of:=SUBSTITUTE([.$A$1];[.A$2];[.A16])" office:value-type="string" office:string-value="INSERT INTO auth VALUES (14, ‘@card’, ‘@signin_id’, ‘@password’, CURRENT_TIMESTAMP, CURRENT_TIMESTAMP);" calcext:value-type="string">
            <text:p>INSERT INTO auth VALUES (14, ‘@card’, ‘@signin_id’, ‘@password’, CURRENT_TIMESTAMP, CURRENT_TIMESTAMP);</text:p>
          </table:table-cell>
          <table:table-cell table:formula="of:=SUBSTITUTE([.E16];[.B$2];[.B16])" office:value-type="string" office:string-value="INSERT INTO auth VALUES (14, ‘12050693’, ‘@signin_id’, ‘@password’, CURRENT_TIMESTAMP, CURRENT_TIMESTAMP);" calcext:value-type="string">
            <text:p>INSERT INTO auth VALUES (14, ‘12050693’, ‘@signin_id’, ‘@password’, CURRENT_TIMESTAMP, CURRENT_TIMESTAMP);</text:p>
          </table:table-cell>
          <table:table-cell table:formula="of:=SUBSTITUTE([.F16];[.C$2];[.C16])" office:value-type="string" office:string-value="INSERT INTO auth VALUES (14, ‘12050693’, ‘user0002’, ‘@password’, CURRENT_TIMESTAMP, CURRENT_TIMESTAMP);" calcext:value-type="string">
            <text:p>INSERT INTO auth VALUES (14, ‘12050693’, ‘user0002’, ‘@password’, CURRENT_TIMESTAMP, CURRENT_TIMESTAMP);</text:p>
          </table:table-cell>
          <table:table-cell table:style-name="ce9" table:formula="of:=SUBSTITUTE([.G16];[.D$2];[.D16])" office:value-type="string" office:string-value="INSERT INTO auth VALUES (14, ‘12050693’, ‘user0002’, ‘TTovJbI10’, CURRENT_TIMESTAMP, CURRENT_TIMESTAMP);" calcext:value-type="string">
            <text:p>INSERT INTO auth VALUES (14, ‘12050693’, ‘user0002’, ‘TTovJbI10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float" office:value="12051599" calcext:value-type="float">
            <text:p>12051599</text:p>
          </table:table-cell>
          <table:table-cell table:style-name="ce15" office:value-type="string" calcext:value-type="string">
            <text:p>user0003</text:p>
          </table:table-cell>
          <table:table-cell office:value-type="string" calcext:value-type="string">
            <text:p>TTovJbI11</text:p>
          </table:table-cell>
          <table:table-cell table:formula="of:=SUBSTITUTE([.$A$1];[.A$2];[.A17])" office:value-type="string" office:string-value="INSERT INTO auth VALUES (15, ‘@card’, ‘@signin_id’, ‘@password’, CURRENT_TIMESTAMP, CURRENT_TIMESTAMP);" calcext:value-type="string">
            <text:p>INSERT INTO auth VALUES (15, ‘@card’, ‘@signin_id’, ‘@password’, CURRENT_TIMESTAMP, CURRENT_TIMESTAMP);</text:p>
          </table:table-cell>
          <table:table-cell table:formula="of:=SUBSTITUTE([.E17];[.B$2];[.B17])" office:value-type="string" office:string-value="INSERT INTO auth VALUES (15, ‘12051599’, ‘@signin_id’, ‘@password’, CURRENT_TIMESTAMP, CURRENT_TIMESTAMP);" calcext:value-type="string">
            <text:p>INSERT INTO auth VALUES (15, ‘12051599’, ‘@signin_id’, ‘@password’, CURRENT_TIMESTAMP, CURRENT_TIMESTAMP);</text:p>
          </table:table-cell>
          <table:table-cell table:formula="of:=SUBSTITUTE([.F17];[.C$2];[.C17])" office:value-type="string" office:string-value="INSERT INTO auth VALUES (15, ‘12051599’, ‘user0003’, ‘@password’, CURRENT_TIMESTAMP, CURRENT_TIMESTAMP);" calcext:value-type="string">
            <text:p>INSERT INTO auth VALUES (15, ‘12051599’, ‘user0003’, ‘@password’, CURRENT_TIMESTAMP, CURRENT_TIMESTAMP);</text:p>
          </table:table-cell>
          <table:table-cell table:style-name="ce9" table:formula="of:=SUBSTITUTE([.G17];[.D$2];[.D17])" office:value-type="string" office:string-value="INSERT INTO auth VALUES (15, ‘12051599’, ‘user0003’, ‘TTovJbI11’, CURRENT_TIMESTAMP, CURRENT_TIMESTAMP);" calcext:value-type="string">
            <text:p>INSERT INTO auth VALUES (15, ‘12051599’, ‘user0003’, ‘TTovJbI11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4" office:value-type="float" office:value="12053836" calcext:value-type="float">
            <text:p>12053836</text:p>
          </table:table-cell>
          <table:table-cell table:style-name="ce15" office:value-type="string" calcext:value-type="string">
            <text:p>user0004</text:p>
          </table:table-cell>
          <table:table-cell office:value-type="string" calcext:value-type="string">
            <text:p>TTovJbI12</text:p>
          </table:table-cell>
          <table:table-cell table:formula="of:=SUBSTITUTE([.$A$1];[.A$2];[.A18])" office:value-type="string" office:string-value="INSERT INTO auth VALUES (16, ‘@card’, ‘@signin_id’, ‘@password’, CURRENT_TIMESTAMP, CURRENT_TIMESTAMP);" calcext:value-type="string">
            <text:p>INSERT INTO auth VALUES (16, ‘@card’, ‘@signin_id’, ‘@password’, CURRENT_TIMESTAMP, CURRENT_TIMESTAMP);</text:p>
          </table:table-cell>
          <table:table-cell table:formula="of:=SUBSTITUTE([.E18];[.B$2];[.B18])" office:value-type="string" office:string-value="INSERT INTO auth VALUES (16, ‘12053836’, ‘@signin_id’, ‘@password’, CURRENT_TIMESTAMP, CURRENT_TIMESTAMP);" calcext:value-type="string">
            <text:p>INSERT INTO auth VALUES (16, ‘12053836’, ‘@signin_id’, ‘@password’, CURRENT_TIMESTAMP, CURRENT_TIMESTAMP);</text:p>
          </table:table-cell>
          <table:table-cell table:formula="of:=SUBSTITUTE([.F18];[.C$2];[.C18])" office:value-type="string" office:string-value="INSERT INTO auth VALUES (16, ‘12053836’, ‘user0004’, ‘@password’, CURRENT_TIMESTAMP, CURRENT_TIMESTAMP);" calcext:value-type="string">
            <text:p>INSERT INTO auth VALUES (16, ‘12053836’, ‘user0004’, ‘@password’, CURRENT_TIMESTAMP, CURRENT_TIMESTAMP);</text:p>
          </table:table-cell>
          <table:table-cell table:style-name="ce9" table:formula="of:=SUBSTITUTE([.G18];[.D$2];[.D18])" office:value-type="string" office:string-value="INSERT INTO auth VALUES (16, ‘12053836’, ‘user0004’, ‘TTovJbI12’, CURRENT_TIMESTAMP, CURRENT_TIMESTAMP);" calcext:value-type="string">
            <text:p>INSERT INTO auth VALUES (16, ‘12053836’, ‘user0004’, ‘TTovJbI12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4" office:value-type="float" office:value="12057652" calcext:value-type="float">
            <text:p>12057652</text:p>
          </table:table-cell>
          <table:table-cell table:style-name="ce15" office:value-type="string" calcext:value-type="string">
            <text:p>user0005</text:p>
          </table:table-cell>
          <table:table-cell office:value-type="string" calcext:value-type="string">
            <text:p>TTovJbI13</text:p>
          </table:table-cell>
          <table:table-cell table:formula="of:=SUBSTITUTE([.$A$1];[.A$2];[.A19])" office:value-type="string" office:string-value="INSERT INTO auth VALUES (17, ‘@card’, ‘@signin_id’, ‘@password’, CURRENT_TIMESTAMP, CURRENT_TIMESTAMP);" calcext:value-type="string">
            <text:p>INSERT INTO auth VALUES (17, ‘@card’, ‘@signin_id’, ‘@password’, CURRENT_TIMESTAMP, CURRENT_TIMESTAMP);</text:p>
          </table:table-cell>
          <table:table-cell table:formula="of:=SUBSTITUTE([.E19];[.B$2];[.B19])" office:value-type="string" office:string-value="INSERT INTO auth VALUES (17, ‘12057652’, ‘@signin_id’, ‘@password’, CURRENT_TIMESTAMP, CURRENT_TIMESTAMP);" calcext:value-type="string">
            <text:p>INSERT INTO auth VALUES (17, ‘12057652’, ‘@signin_id’, ‘@password’, CURRENT_TIMESTAMP, CURRENT_TIMESTAMP);</text:p>
          </table:table-cell>
          <table:table-cell table:formula="of:=SUBSTITUTE([.F19];[.C$2];[.C19])" office:value-type="string" office:string-value="INSERT INTO auth VALUES (17, ‘12057652’, ‘user0005’, ‘@password’, CURRENT_TIMESTAMP, CURRENT_TIMESTAMP);" calcext:value-type="string">
            <text:p>INSERT INTO auth VALUES (17, ‘12057652’, ‘user0005’, ‘@password’, CURRENT_TIMESTAMP, CURRENT_TIMESTAMP);</text:p>
          </table:table-cell>
          <table:table-cell table:style-name="ce9" table:formula="of:=SUBSTITUTE([.G19];[.D$2];[.D19])" office:value-type="string" office:string-value="INSERT INTO auth VALUES (17, ‘12057652’, ‘user0005’, ‘TTovJbI13’, CURRENT_TIMESTAMP, CURRENT_TIMESTAMP);" calcext:value-type="string">
            <text:p>INSERT INTO auth VALUES (17, ‘12057652’, ‘user0005’, ‘TTovJbI13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4" office:value-type="float" office:value="12054841" calcext:value-type="float">
            <text:p>12054841</text:p>
          </table:table-cell>
          <table:table-cell table:style-name="ce15" office:value-type="string" calcext:value-type="string">
            <text:p>user0006</text:p>
          </table:table-cell>
          <table:table-cell office:value-type="string" calcext:value-type="string">
            <text:p>TTovJbI14</text:p>
          </table:table-cell>
          <table:table-cell table:formula="of:=SUBSTITUTE([.$A$1];[.A$2];[.A20])" office:value-type="string" office:string-value="INSERT INTO auth VALUES (18, ‘@card’, ‘@signin_id’, ‘@password’, CURRENT_TIMESTAMP, CURRENT_TIMESTAMP);" calcext:value-type="string">
            <text:p>INSERT INTO auth VALUES (18, ‘@card’, ‘@signin_id’, ‘@password’, CURRENT_TIMESTAMP, CURRENT_TIMESTAMP);</text:p>
          </table:table-cell>
          <table:table-cell table:formula="of:=SUBSTITUTE([.E20];[.B$2];[.B20])" office:value-type="string" office:string-value="INSERT INTO auth VALUES (18, ‘12054841’, ‘@signin_id’, ‘@password’, CURRENT_TIMESTAMP, CURRENT_TIMESTAMP);" calcext:value-type="string">
            <text:p>INSERT INTO auth VALUES (18, ‘12054841’, ‘@signin_id’, ‘@password’, CURRENT_TIMESTAMP, CURRENT_TIMESTAMP);</text:p>
          </table:table-cell>
          <table:table-cell table:formula="of:=SUBSTITUTE([.F20];[.C$2];[.C20])" office:value-type="string" office:string-value="INSERT INTO auth VALUES (18, ‘12054841’, ‘user0006’, ‘@password’, CURRENT_TIMESTAMP, CURRENT_TIMESTAMP);" calcext:value-type="string">
            <text:p>INSERT INTO auth VALUES (18, ‘12054841’, ‘user0006’, ‘@password’, CURRENT_TIMESTAMP, CURRENT_TIMESTAMP);</text:p>
          </table:table-cell>
          <table:table-cell table:style-name="ce9" table:formula="of:=SUBSTITUTE([.G20];[.D$2];[.D20])" office:value-type="string" office:string-value="INSERT INTO auth VALUES (18, ‘12054841’, ‘user0006’, ‘TTovJbI14’, CURRENT_TIMESTAMP, CURRENT_TIMESTAMP);" calcext:value-type="string">
            <text:p>INSERT INTO auth VALUES (18, ‘12054841’, ‘user0006’, ‘TTovJbI14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4" office:value-type="float" office:value="12051119" calcext:value-type="float">
            <text:p>12051119</text:p>
          </table:table-cell>
          <table:table-cell table:style-name="ce15" office:value-type="string" calcext:value-type="string">
            <text:p>user0007</text:p>
          </table:table-cell>
          <table:table-cell office:value-type="string" calcext:value-type="string">
            <text:p>TTovJbI15</text:p>
          </table:table-cell>
          <table:table-cell table:formula="of:=SUBSTITUTE([.$A$1];[.A$2];[.A21])" office:value-type="string" office:string-value="INSERT INTO auth VALUES (19, ‘@card’, ‘@signin_id’, ‘@password’, CURRENT_TIMESTAMP, CURRENT_TIMESTAMP);" calcext:value-type="string">
            <text:p>INSERT INTO auth VALUES (19, ‘@card’, ‘@signin_id’, ‘@password’, CURRENT_TIMESTAMP, CURRENT_TIMESTAMP);</text:p>
          </table:table-cell>
          <table:table-cell table:formula="of:=SUBSTITUTE([.E21];[.B$2];[.B21])" office:value-type="string" office:string-value="INSERT INTO auth VALUES (19, ‘12051119’, ‘@signin_id’, ‘@password’, CURRENT_TIMESTAMP, CURRENT_TIMESTAMP);" calcext:value-type="string">
            <text:p>INSERT INTO auth VALUES (19, ‘12051119’, ‘@signin_id’, ‘@password’, CURRENT_TIMESTAMP, CURRENT_TIMESTAMP);</text:p>
          </table:table-cell>
          <table:table-cell table:formula="of:=SUBSTITUTE([.F21];[.C$2];[.C21])" office:value-type="string" office:string-value="INSERT INTO auth VALUES (19, ‘12051119’, ‘user0007’, ‘@password’, CURRENT_TIMESTAMP, CURRENT_TIMESTAMP);" calcext:value-type="string">
            <text:p>INSERT INTO auth VALUES (19, ‘12051119’, ‘user0007’, ‘@password’, CURRENT_TIMESTAMP, CURRENT_TIMESTAMP);</text:p>
          </table:table-cell>
          <table:table-cell table:style-name="ce9" table:formula="of:=SUBSTITUTE([.G21];[.D$2];[.D21])" office:value-type="string" office:string-value="INSERT INTO auth VALUES (19, ‘12051119’, ‘user0007’, ‘TTovJbI15’, CURRENT_TIMESTAMP, CURRENT_TIMESTAMP);" calcext:value-type="string">
            <text:p>INSERT INTO auth VALUES (19, ‘12051119’, ‘user0007’, ‘TTovJbI15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4" office:value-type="float" office:value="12052921" calcext:value-type="float">
            <text:p>12052921</text:p>
          </table:table-cell>
          <table:table-cell table:style-name="ce15" office:value-type="string" calcext:value-type="string">
            <text:p>user0008</text:p>
          </table:table-cell>
          <table:table-cell office:value-type="string" calcext:value-type="string">
            <text:p>TTovJbI16</text:p>
          </table:table-cell>
          <table:table-cell table:formula="of:=SUBSTITUTE([.$A$1];[.A$2];[.A22])" office:value-type="string" office:string-value="INSERT INTO auth VALUES (20, ‘@card’, ‘@signin_id’, ‘@password’, CURRENT_TIMESTAMP, CURRENT_TIMESTAMP);" calcext:value-type="string">
            <text:p>INSERT INTO auth VALUES (20, ‘@card’, ‘@signin_id’, ‘@password’, CURRENT_TIMESTAMP, CURRENT_TIMESTAMP);</text:p>
          </table:table-cell>
          <table:table-cell table:formula="of:=SUBSTITUTE([.E22];[.B$2];[.B22])" office:value-type="string" office:string-value="INSERT INTO auth VALUES (20, ‘12052921’, ‘@signin_id’, ‘@password’, CURRENT_TIMESTAMP, CURRENT_TIMESTAMP);" calcext:value-type="string">
            <text:p>INSERT INTO auth VALUES (20, ‘12052921’, ‘@signin_id’, ‘@password’, CURRENT_TIMESTAMP, CURRENT_TIMESTAMP);</text:p>
          </table:table-cell>
          <table:table-cell table:formula="of:=SUBSTITUTE([.F22];[.C$2];[.C22])" office:value-type="string" office:string-value="INSERT INTO auth VALUES (20, ‘12052921’, ‘user0008’, ‘@password’, CURRENT_TIMESTAMP, CURRENT_TIMESTAMP);" calcext:value-type="string">
            <text:p>INSERT INTO auth VALUES (20, ‘12052921’, ‘user0008’, ‘@password’, CURRENT_TIMESTAMP, CURRENT_TIMESTAMP);</text:p>
          </table:table-cell>
          <table:table-cell table:style-name="ce9" table:formula="of:=SUBSTITUTE([.G22];[.D$2];[.D22])" office:value-type="string" office:string-value="INSERT INTO auth VALUES (20, ‘12052921’, ‘user0008’, ‘TTovJbI16’, CURRENT_TIMESTAMP, CURRENT_TIMESTAMP);" calcext:value-type="string">
            <text:p>INSERT INTO auth VALUES (20, ‘12052921’, ‘user0008’, ‘TTovJbI16’, CURRENT_TIMESTAMP, CURRENT_TIMESTAMP);</text:p>
          </table:table-cell>
          <table:table-cell table:number-columns-repeated="1008"/>
          <table:table-cell table:style-name="ce7"/>
          <table:table-cell table:number-columns-repeated="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00/00/00</text:date>, <text:time style:data-style-name="N2" text:time-value="15:44:21.669000000">00:00:00</text:time></text:p>
        </style:region-right>
      </style:header>
      <style:header-left style:display="false"/>
      <style:header-first style:display="false"/>
      <style:footer style:display="false"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16:49:44.177000000</meta:creation-date>
    <meta:generator>LibreOffice/7.2.2.2$Windows_X86_64 LibreOffice_project/02b2acce88a210515b4a5bb2e46cbfb63fe97d56</meta:generator>
    <dc:date>2021-12-21T00:47:25.936000000</dc:date>
    <meta:editing-duration>PT20H17M18S</meta:editing-duration>
    <meta:editing-cycles>15</meta:editing-cycles>
    <meta:document-statistic meta:table-count="6" meta:cell-count="520" meta:object-count="0"/>
  </office:meta>
</office:document-meta>
</file>